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703627846F.jpg"/>
  <manifest:file-entry manifest:media-type="image/jpeg" manifest:full-path="Pictures/100000000000054C0000019DFD1D99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35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6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dash" draw:stroke-dash="Dash_20_3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0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99cc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dash" draw:stroke-dash="Dash_20_4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2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5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dash" draw:stroke-dash="Dash_20_5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1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4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6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7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0" style:family="graphic" style:parent-style-name="standard" style:list-style-name="L8">
      <style:graphic-properties draw:stroke="dash" draw:stroke-dash="Dash_20_5" svg:stroke-width="0.026cm" svg:stroke-color="#ff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1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8">
      <style:graphic-properties draw:stroke="dash" draw:stroke-dash="Dash_20_5" svg:stroke-width="0.026cm" svg:stroke-color="#ff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58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4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6" style:family="graphic" style:parent-style-name="standard" style:list-style-name="L9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0" style:family="graphic" style:parent-style-name="standard" style:list-style-name="L8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5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2.063cm" fo:margin-right="0cm" fo:margin-top="0.176cm" fo:margin-bottom="0cm" text:enable-numbering="true" fo:text-indent="-0.793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fo:margin-left="0.952cm" fo:margin-right="0cm" fo:margin-top="0.211cm" fo:margin-bottom="0cm" fo:text-align="center" text:enable-numbering="false" fo:text-indent="-0.952cm"/>
    </style:style>
    <style:style style:name="P12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13" style:family="paragraph">
      <style:paragraph-properties fo:margin-left="2.063cm" fo:margin-right="0cm" fo:margin-top="0.176cm" fo:margin-bottom="0cm" text:enable-numbering="false" fo:text-indent="-0.793cm"/>
    </style:style>
    <style:style style:name="P14" style:family="paragraph">
      <style:paragraph-properties fo:margin-left="0cm" fo:margin-right="0cm" text:enable-numbering="false" fo:text-indent="0cm" style:writing-mode="lr-tb"/>
    </style:style>
    <style:style style:name="P15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16" style:family="paragraph">
      <style:paragraph-properties fo:margin-left="0cm" fo:margin-right="0cm" fo:line-height="100%" text:enable-numbering="false" fo:text-indent="0cm"/>
    </style:style>
    <style:style style:name="P17" style:family="paragraph">
      <style:paragraph-properties fo:margin-left="0cm" fo:margin-right="0cm" fo:line-height="100%" text:enable-numbering="false" fo:text-indent="0cm" style:writing-mode="lr-tb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line-height="100%" fo:text-align="center" text:enable-numbering="false" fo:text-indent="0cm"/>
    </style:style>
    <style:style style:name="P20" style:family="paragraph">
      <style:paragraph-properties fo:margin-left="0cm" fo:margin-right="0cm" fo:line-height="100%" fo:text-align="center" text:enable-numbering="false" fo:text-indent="0cm" style:writing-mode="lr-tb"/>
    </style:style>
    <style:style style:name="P21" style:family="paragraph">
      <style:paragraph-properties fo:margin-left="0.952cm" fo:margin-right="0cm" fo:margin-top="0.211cm" fo:margin-bottom="0cm" text:enable-numbering="false" fo:text-indent="-0.952cm"/>
    </style:style>
    <style:style style:name="P22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23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24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25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26" style:family="paragraph">
      <style:paragraph-properties fo:margin-left="3.175cm" fo:margin-right="0cm" fo:margin-top="0.158cm" fo:margin-bottom="0cm" text:enable-numbering="true" fo:text-indent="-0.635cm"/>
    </style:style>
    <style:style style:name="P27" style:family="paragraph">
      <style:paragraph-properties fo:margin-left="2.063cm" fo:margin-right="0cm" fo:margin-top="0.158cm" fo:margin-bottom="0cm" fo:line-height="100%" text:enable-numbering="true" fo:text-indent="-0.793cm"/>
    </style:style>
    <style:style style:name="P28" style:family="paragraph">
      <style:paragraph-properties fo:margin-left="0.952cm" fo:margin-right="0cm" fo:margin-top="0.176cm" fo:margin-bottom="0cm" text:enable-numbering="true" fo:text-indent="-0.952cm"/>
    </style:style>
    <style:style style:name="P29" style:family="paragraph">
      <style:paragraph-properties fo:margin-left="2.063cm" fo:margin-right="0cm" fo:margin-top="0.158cm" fo:margin-bottom="0cm" text:enable-numbering="true" fo:text-indent="-0.793cm"/>
    </style:style>
    <style:style style:name="T1" style:family="text">
      <style:text-properties fo:color="#1e481f" fo:font-size="36pt" fo:language="en" fo:country="US" style:font-size-asian="36pt" style:font-size-complex="36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7" style:family="text">
      <style:text-properties fo:color="#427531" fo:language="en" fo:country="US" fo:font-weight="bold" style:font-weight-asian="bold" style:font-weight-complex="bold"/>
    </style:style>
    <style:style style:name="T8" style:family="text">
      <style:text-properties fo:font-family="Arial" style:font-family-generic="swiss" style:font-pitch="variable" fo:language="en" fo:country="US"/>
    </style:style>
    <style:style style:name="T9" style:family="text">
      <style:text-properties fo:font-family="Arial" style:font-family-generic="swiss" style:font-pitch="variable" fo:font-size="16pt" style:font-size-asian="16pt" style:font-size-complex="16pt"/>
    </style:style>
    <style:style style:name="T10" style:family="text">
      <style:text-properties fo:color="#ffffff" fo:font-family="Arial" style:font-family-generic="swiss" style:font-pitch="variable" fo:font-size="18pt" fo:language="en" fo:country="US" style:font-size-asian="18pt" style:font-size-complex="18pt"/>
    </style:style>
    <style:style style:name="T11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12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3" style:family="text">
      <style:text-properties fo:font-family="Arial" style:font-family-generic="swiss" style:font-pitch="variable" fo:font-size="18pt" style:font-size-asian="18pt" style:font-size-complex="18pt"/>
    </style:style>
    <style:style style:name="T14" style:family="text">
      <style:text-properties fo:font-family="Arial" style:font-family-generic="swiss" style:font-pitch="variable" fo:font-size="20pt" style:font-size-asian="20pt" style:font-size-complex="20pt"/>
    </style:style>
    <style:style style:name="T15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16" style:family="text">
      <style:text-properties fo:color="#ffffff" fo:font-family="Arial" style:font-family-generic="swiss" style:font-pitch="variable" fo:font-size="18pt" style:font-size-asian="18pt" style:font-size-complex="18pt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family="Arial" style:font-family-generic="swiss" style:font-pitch="variable" fo:font-weight="bold" style:font-weight-asian="bold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22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23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24" style:family="text">
      <style:text-properties fo:color="#427531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family="Arial" style:font-family-generic="swiss" style:font-pitch="variable" fo:font-size="20pt" fo:language="en" fo:country="GB" style:font-size-asian="20pt" style:font-size-complex="20pt"/>
    </style:style>
    <style:style style:name="T26" style:family="text">
      <style:text-properties fo:font-family="Arial" style:font-family-generic="swiss" style:font-pitch="variable"/>
    </style:style>
    <style:style style:name="T27" style:family="text">
      <style:text-properties fo:font-size="28pt" fo:language="en" fo:country="US" style:font-size-asian="28pt" style:font-size-complex="2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color="#1e481f" fo:font-size="36pt" style:font-size-asian="36pt" style:font-size-complex="36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swiss" style:font-pitch="variable" fo:color="#42753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</office:automatic-styles>
  <office:body>
    <office:presentation>
      <draw:page draw:name="Introduction to Spring Remot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Introduction to Spring Remoting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Simplifying Distributed Applications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/>
          <draw:frame presentation:style-name="pr3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Goals of Spring Remoting</text:span></text:p>
              </text:list-item>
            </text:list>
            <text:list text:style-name="L4">
              <text:list-item>
                <text:p text:style-name="P8"><text:span text:style-name="T3">Spring Remoting Overview</text:span></text:p>
              </text:list-item>
            </text:list>
            <text:list text:style-name="L4">
              <text:list-item>
                <text:p text:style-name="P8"><text:span text:style-name="T3">Supported Protocol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RM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J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Invok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essian/Burlap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Goals of Spring Remoting</text:span></text:p>
              </text:list-item>
            </text:list>
            <text:list text:style-name="L4">
              <text:list-item>
                <text:p text:style-name="P8"><text:span text:style-name="T3">Spring Remoting Overview</text:span></text:p>
              </text:list-item>
            </text:list>
            <text:list text:style-name="L4">
              <text:list-item>
                <text:p text:style-name="P8"><text:span text:style-name="T3">Supported Protocol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RM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J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Invok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essian/Burlap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Goals of Spring Remoting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Goals of Spring Remoting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Hide “plumbing” code</text:p>
              </text:list-item>
            </text:list>
            <text:list text:style-name="L4">
              <text:list-item>
                <text:p text:style-name="P8">Configure and expose services declaratively</text:p>
              </text:list-item>
            </text:list>
            <text:list text:style-name="L4">
              <text:list-item>
                <text:p text:style-name="P8">Support multiple protocols in a consistent way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4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he Problem with Plumbing Code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5">The Problem with Plumbing Code</text:span></text:p>
          </draw:text-box>
        </draw:frame>
        <draw:frame presentation:style-name="pr5" draw:text-style-name="P10" draw:layer="layout" svg:width="21.855cm" svg:height="11.491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Remoting mechanisms provide an abstraction over transport details</text:span></text:p>
              </text:list-item>
            </text:list>
            <text:list text:style-name="L4">
              <text:list-item>
                <text:p text:style-name="P8"><text:span text:style-name="T3">These abstractions are often leaky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he code must conform to a particular mode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For example, with RMI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ervice interface extends </text:span><text:span text:style-name="T6">Remo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ervice class extends </text:span><text:span text:style-name="T6">UnicastRemoteObjec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lient must catch </text:span><text:span text:style-name="T6">RemoteExceptions</text:span></text:p>
                  </text:list-item>
                </text:list>
              </text:list-item>
            </text:list>
            <text:list text:style-name="L5">
              <text:list-item>
                <text:p text:id="id1" text:style-name="P11"><text:span text:style-name="T7">Violates separation of concerns</text:span></text:p>
              </text:list-item>
            </text:list>
            <text:list text:style-name="L5">
              <text:list-item>
                <text:p text:id="id2" text:style-name="P11"><text:span text:style-name="T7">Couples business logic to remoting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5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2"><text:span text:style-name="T3">The service class must throw RemoteException from every single exposed method</text:span></text:p>
            </draw:text-box>
          </draw:frame>
          <draw:custom-shape draw:name="Slide Number Placeholder 3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Hiding the Plumbing with Spring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5">Hiding the Plumbing with Spring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 provides </text:span><text:span text:style-name="T4">exporters</text:span><text:span text:style-name="T3"> to handle server-side requiremen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inding to registry or exposing an endpoi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nforming to a programming model if necessar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Spring provides </text:span><text:span text:style-name="T8">FactoryBeans</text:span><text:span text:style-name="T3"> that generate </text:span><text:span text:style-name="T4">proxies</text:span><text:span text:style-name="T3"> to handle client-side requirement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mmunicate with the server-side endpoi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nvert remote exceptions to a runtime hierarch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6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he Declarative Approach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he Declarative Approach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Spring’s abstraction uses a configuration-based approach</text:p>
              </text:list-item>
            </text:list>
            <text:list text:style-name="L4">
              <text:list-item>
                <text:p text:style-name="P8">On the server side</text:p>
              </text:list-item>
            </text:list>
            <text:list text:style-name="L4">
              <text:list-item>
                <text:list>
                  <text:list-item>
                    <text:p text:style-name="P9">Expose existing services with NO code changes</text:p>
                  </text:list-item>
                </text:list>
              </text:list-item>
            </text:list>
            <text:list text:style-name="L4">
              <text:list-item>
                <text:p text:style-name="P8">On the client side</text:p>
              </text:list-item>
            </text:list>
            <text:list text:style-name="L4">
              <text:list-item>
                <text:list>
                  <text:list-item>
                    <text:p text:style-name="P9">Invoke remote methods from existing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ake advantage of polymorphism by using dependency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7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sistency across Protocol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Consistency across Protocols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’s exporters and proxy </text:span><text:span text:style-name="T8">FactoryBeans</text:span><text:span text:style-name="T3"> bring the same approach to multiple protocol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Provides flexibi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Promotes ease of adoption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On the server side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xpose a single service over multiple protocol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On the client sid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witch easily between protoco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Migrate between remote vs. local deploym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8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Goals of Spring Remoting</text:span></text:p>
              </text:list-item>
            </text:list>
            <text:list text:style-name="L4">
              <text:list-item>
                <text:p text:style-name="P8"><text:span text:style-name="T4">Spring Remoting Overview</text:span></text:p>
              </text:list-item>
            </text:list>
            <text:list text:style-name="L4">
              <text:list-item>
                <text:p text:style-name="P8"><text:span text:style-name="T3">Supported Protocol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RM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J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Invok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essian/Burlap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9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ervice Exporters" draw:style-name="dp1" draw:master-page-name="Default">
        <office:forms form:automatic-focus="false" form:apply-design-mode="false"/>
        <draw:frame presentation:style-name="pr9" draw:text-style-name="P14" draw:layer="layout" svg:width="22.225cm" svg:height="3.176cm" svg:x="0.846cm" svg:y="0.422cm" presentation:class="title" presentation:user-transformed="true">
          <draw:text-box>
            <text:p text:style-name="P7">Service Exporters</text:p>
          </draw:text-box>
        </draw:frame>
        <draw:frame presentation:style-name="pr5" draw:text-style-name="P15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Spring provides service exporters to enable declarative exposing of existing services</text:p>
              </text:list-item>
            </text:list>
          </draw:text-box>
        </draw:frame>
        <draw:g draw:name="Group 56">
          <draw:custom-shape draw:name="Text Box 8" draw:style-name="gr3" draw:text-style-name="P17" draw:layer="layout" svg:width="3.81cm" svg:height="0.909cm" svg:x="10.372cm" svg:y="13.758cm">
            <text:p text:style-name="P16"><text:span text:style-name="T9"><text:s/></text:span><text:span text:style-name="T9">transfer(..)</text:span></text:p>
            <draw:enhanced-geometry svg:viewBox="0 0 21600 21600" draw:type="mso-spt202" draw:enhanced-path="M 0 0 L 21600 0 21600 21600 0 21600 0 0 Z N"/>
          </draw:custom-shape>
          <draw:line draw:name="Line 9" draw:style-name="gr4" draw:text-style-name="P18" draw:layer="layout" svg:x1="10.461cm" svg:y1="14.812cm" svg:x2="13.971cm" svg:y2="14.817cm">
            <text:p text:style-name="P6"/>
          </draw:line>
        </draw:g>
        <draw:custom-shape draw:name="AutoShape 25" draw:style-name="gr5" draw:text-style-name="P5" draw:layer="layout" svg:width="16.298cm" svg:height="7.832cm" svg:x="4.657cm" svg:y="8.67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33" draw:style-name="gr6" draw:text-style-name="P18" draw:layer="layout" svg:x1="16.933cm" svg:y1="12.911cm" svg:x2="16.933cm" svg:y2="11.852cm">
          <text:p text:style-name="P6"/>
        </draw:line>
        <draw:line draw:name="Line 59" draw:style-name="gr6" draw:text-style-name="P18" draw:layer="layout" svg:x1="13.969cm" svg:y1="15.028cm" svg:x2="10.582cm" svg:y2="15.028cm">
          <text:p text:style-name="P6"/>
        </draw:line>
        <draw:g draw:name="Group 80" draw:id="id3">
          <draw:line draw:name="Line 34" draw:style-name="gr7" draw:text-style-name="P18" draw:layer="layout" svg:x1="10.583cm" svg:y1="11.642cm" svg:x2="13.97cm" svg:y2="11.642cm">
            <text:p text:style-name="P6"/>
          </draw:line>
          <draw:g draw:name="Group 64">
            <draw:custom-shape draw:name="Text Box 65" draw:style-name="gr8" draw:text-style-name="P17" draw:layer="layout" svg:width="3.81cm" svg:height="0.909cm" svg:x="10.372cm" svg:y="12.065cm">
              <text:p text:style-name="P16"><text:span text:style-name="T9"><text:s/></text:span><text:span text:style-name="T9">transfer(..)</text:span></text:p>
              <draw:enhanced-geometry svg:viewBox="0 0 21600 21600" draw:type="mso-spt202" draw:enhanced-path="M 0 0 L 21600 0 21600 21600 0 21600 0 0 Z N"/>
            </draw:custom-shape>
            <draw:line draw:name="Line 66" draw:style-name="gr4" draw:text-style-name="P18" draw:layer="layout" svg:x1="10.461cm" svg:y1="13.118cm" svg:x2="13.971cm" svg:y2="13.122cm">
              <text:p text:style-name="P6"/>
            </draw:line>
          </draw:g>
          <draw:g draw:name="Group 10">
            <draw:custom-shape draw:name="Rectangle 11" draw:style-name="gr9" draw:text-style-name="P5" draw:layer="layout" svg:width="5.08cm" svg:height="2.329cm" svg:x="5.503cm" svg:y="11.218cm">
              <text:p text:style-name="P6"/>
              <draw:enhanced-geometry svg:viewBox="0 0 21600 21600" draw:type="rectangle" draw:enhanced-path="M 0 0 L 21600 0 21600 21600 0 21600 0 0 Z N"/>
            </draw:custom-shape>
            <draw:custom-shape draw:name="Rectangle 12" draw:style-name="gr10" draw:text-style-name="P20" draw:layer="layout" svg:width="5.08cm" svg:height="1.727cm" svg:x="5.503cm" svg:y="11.43cm">
              <text:p text:style-name="P19"><text:span text:style-name="T10">Spring</text:span></text:p>
              <text:p text:style-name="P19"><text:span text:style-name="T10">ServiceExporter</text:span></text:p>
              <draw:enhanced-geometry svg:viewBox="0 0 21600 21600" draw:type="rectangle" draw:enhanced-path="M 0 0 L 21600 0 21600 21600 0 21600 0 0 Z N"/>
            </draw:custom-shape>
          </draw:g>
          <draw:line draw:name="Line 68" draw:style-name="gr6" draw:text-style-name="P18" draw:layer="layout" svg:x1="13.969cm" svg:y1="13.335cm" svg:x2="10.582cm" svg:y2="13.335cm">
            <text:p text:style-name="P6"/>
          </draw:line>
        </draw:g>
        <draw:g draw:name="Group 71">
          <draw:custom-shape draw:name="Rectangle 72" draw:style-name="gr11" draw:text-style-name="P5" draw:layer="layout" svg:width="6.35cm" svg:height="1.671cm" svg:x="13.97cm" svg:y="10.16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73" draw:style-name="gr12" draw:text-style-name="P20" draw:layer="layout" svg:width="6.35cm" svg:height="1.642cm" svg:x="13.97cm" svg:y="10.16cm">
            <text:p text:style-name="P19"><text:span text:style-name="T11">&lt;&lt;interface&gt;&gt;</text:span></text:p>
            <text:p text:style-name="P19"><text:span text:style-name="T12">TransferService</text:span></text:p>
            <draw:enhanced-geometry svg:viewBox="0 0 21600 21600" draw:type="rectangle" draw:enhanced-path="M 0 0 L 21600 0 21600 21600 0 21600 0 0 Z N"/>
          </draw:custom-shape>
        </draw:g>
        <draw:g draw:name="Group 30">
          <draw:custom-shape draw:name="Rectangle 31" draw:style-name="gr11" draw:text-style-name="P5" draw:layer="layout" svg:width="6.35cm" svg:height="2.539cm" svg:x="13.97cm" svg:y="12.7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32" draw:style-name="gr13" draw:text-style-name="P20" draw:layer="layout" svg:width="6.35cm" svg:height="0.994cm" svg:x="13.97cm" svg:y="13.392cm">
            <text:p text:style-name="P19"><text:span text:style-name="T12">TransferServiceImpl</text:span></text:p>
            <draw:enhanced-geometry svg:viewBox="0 0 21600 21600" draw:type="rectangle" draw:enhanced-path="M 0 0 L 21600 0 21600 21600 0 21600 0 0 Z N"/>
          </draw:custom-shape>
        </draw:g>
        <draw:custom-shape draw:name="Rectangle 75" draw:style-name="gr14" draw:text-style-name="P5" draw:layer="layout" svg:width="5.08cm" svg:height="2.329cm" svg:x="5.503cm" svg:y="13.758cm">
          <text:p text:style-name="P6"/>
          <draw:enhanced-geometry svg:viewBox="0 0 21600 21600" draw:type="rectangle" draw:enhanced-path="M 0 0 L 21600 0 21600 21600 0 21600 0 0 Z N"/>
        </draw:custom-shape>
        <draw:custom-shape draw:name="Rectangle 76" draw:style-name="gr15" draw:text-style-name="P20" draw:layer="layout" svg:width="3.81cm" svg:height="1.727cm" svg:x="6.138cm" svg:y="13.97cm">
          <text:p text:style-name="P19"><text:span text:style-name="T13">Teller</text:span></text:p>
          <text:p text:style-name="P19"><text:span text:style-name="T13">Controller</text:span></text:p>
          <draw:enhanced-geometry svg:viewBox="0 0 21600 21600" draw:type="rectangle" draw:enhanced-path="M 0 0 L 21600 0 21600 21600 0 21600 0 0 Z N"/>
        </draw:custom-shape>
        <draw:g draw:name="Group 79" draw:id="id4">
          <draw:custom-shape draw:name="Rectangle 77" draw:style-name="gr16" draw:text-style-name="P20" draw:layer="layout" svg:width="9.947cm" svg:height="1.058cm" svg:x="1.905cm" svg:y="9.102cm">
            <text:p text:style-name="P19"><text:span text:style-name="T14">Accessible from remote clients</text:span></text:p>
            <draw:enhanced-geometry svg:viewBox="0 0 21600 21600" draw:type="rectangle" draw:enhanced-path="M 0 0 L 21600 0 21600 21600 0 21600 0 0 Z N"/>
          </draw:custom-shape>
          <draw:line draw:name="Line 78" draw:style-name="gr17" draw:text-style-name="P18" draw:layer="layout" svg:x1="7.919cm" svg:y1="10.16cm" svg:x2="7.919cm" svg:y2="11.218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0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lient Proxies" draw:style-name="dp1" draw:master-page-name="Default">
        <office:forms form:automatic-focus="false" form:apply-design-mode="false"/>
        <draw:frame presentation:style-name="pr9" draw:text-style-name="P14" draw:layer="layout" svg:width="22.225cm" svg:height="3.176cm" svg:x="1.057cm" svg:y="0.422cm" presentation:class="title" presentation:user-transformed="true">
          <draw:text-box>
            <text:p text:style-name="P7">Client Proxies</text:p>
          </draw:text-box>
        </draw:frame>
        <draw:frame presentation:style-name="pr5" draw:text-style-name="P15" draw:layer="layout" svg:width="21.855cm" svg:height="11.219cm" svg:x="1.692cm" svg:y="4.022cm" presentation:class="outline" presentation:user-transformed="true">
          <draw:text-box>
            <text:list text:style-name="L4">
              <text:list-item>
                <text:p text:style-name="P8">Dynamic proxies generated by Spring communicate with the service exporter</text:p>
              </text:list-item>
            </text:list>
          </draw:text-box>
        </draw:frame>
        <draw:g draw:name="Group 10">
          <draw:custom-shape draw:name="Rectangle 11" draw:style-name="gr9" draw:text-style-name="P5" draw:layer="layout" svg:width="5.08cm" svg:height="2.328cm" svg:x="11.642cm" svg:y="11.642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12" draw:style-name="gr18" draw:text-style-name="P20" draw:layer="layout" svg:width="5.08cm" svg:height="1.727cm" svg:x="11.642cm" svg:y="11.853cm">
            <text:p text:style-name="P19"><text:span text:style-name="T10">Spring</text:span></text:p>
            <text:p text:style-name="P19"><text:span text:style-name="T10">ServiceExporter</text:span></text:p>
            <draw:enhanced-geometry svg:viewBox="0 0 21600 21600" draw:type="rectangle" draw:enhanced-path="M 0 0 L 21600 0 21600 21600 0 21600 0 0 Z N"/>
          </draw:custom-shape>
        </draw:g>
        <draw:line draw:name="Line 13" draw:style-name="gr4" draw:text-style-name="P18" draw:layer="layout" svg:x1="16.722cm" svg:y1="12.488cm" svg:x2="17.992cm" svg:y2="12.488cm">
          <text:p text:style-name="P6"/>
        </draw:line>
        <draw:line draw:name="Line 14" draw:style-name="gr19" draw:text-style-name="P18" draw:layer="layout" svg:x1="17.992cm" svg:y1="13.123cm" svg:x2="16.722cm" svg:y2="13.123cm">
          <text:p text:style-name="P6"/>
        </draw:line>
        <draw:custom-shape draw:name="AutoShape 15" draw:style-name="gr5" draw:text-style-name="P5" draw:layer="layout" svg:width="14.182cm" svg:height="7.832cm" svg:x="10.583cm" svg:y="6.98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6" draw:style-name="gr20" draw:text-style-name="P20" draw:layer="layout" svg:width="8.255cm" svg:height="0.994cm" svg:x="13.758cm" svg:y="6.985cm">
          <text:p text:style-name="P19"><text:span text:style-name="T13">Server Process</text:span></text:p>
          <draw:enhanced-geometry svg:viewBox="0 0 21600 21600" draw:type="rectangle" draw:enhanced-path="M 0 0 L 21600 0 21600 21600 0 21600 0 0 Z N"/>
        </draw:custom-shape>
        <draw:g draw:name="Group 17">
          <draw:custom-shape draw:name="Rectangle 18" draw:style-name="gr11" draw:text-style-name="P5" draw:layer="layout" svg:width="6.35cm" svg:height="2.328cm" svg:x="17.992cm" svg:y="11.642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19" draw:style-name="gr21" draw:text-style-name="P20" draw:layer="layout" svg:width="6.35cm" svg:height="0.994cm" svg:x="17.992cm" svg:y="12.277cm">
            <text:p text:style-name="P19"><text:span text:style-name="T12">TransferServiceImpl</text:span></text:p>
            <draw:enhanced-geometry svg:viewBox="0 0 21600 21600" draw:type="rectangle" draw:enhanced-path="M 0 0 L 21600 0 21600 21600 0 21600 0 0 Z N"/>
          </draw:custom-shape>
        </draw:g>
        <draw:line draw:name="Line 20" draw:style-name="gr6" draw:text-style-name="P18" draw:layer="layout" svg:x1="20.955cm" svg:y1="11.641cm" svg:x2="20.955cm" svg:y2="10.582cm">
          <text:p text:style-name="P6"/>
        </draw:line>
        <draw:line draw:name="Line 21" draw:style-name="gr7" draw:text-style-name="P18" draw:layer="layout" svg:x1="16.722cm" svg:y1="11.641cm" svg:x2="17.992cm" svg:y2="10.582cm">
          <text:p text:style-name="P6"/>
        </draw:line>
        <draw:g draw:name="Group 39" draw:id="id6">
          <draw:custom-shape draw:name="Rectangle 37" draw:style-name="gr22" draw:text-style-name="P20" draw:layer="layout" svg:width="12.275cm" svg:height="1.269cm" svg:x="4.022cm" svg:y="15.028cm">
            <text:p text:style-name="P19"><text:span text:style-name="T15">Generated by a Spring FactoryBean</text:span></text:p>
            <draw:enhanced-geometry svg:viewBox="0 0 21600 21600" draw:type="rectangle" draw:enhanced-path="M 0 0 L 21600 0 21600 21600 0 21600 0 0 Z N"/>
          </draw:custom-shape>
          <draw:line draw:name="Line 38" draw:style-name="gr17" draw:text-style-name="P18" draw:layer="layout" svg:x1="6.834cm" svg:y1="15.028cm" svg:x2="6.834cm" svg:y2="13.97cm">
            <text:p text:style-name="P6"/>
          </draw:line>
        </draw:g>
        <draw:g draw:name="Group 43">
          <draw:custom-shape draw:name="Rectangle 44" draw:style-name="gr11" draw:text-style-name="P5" draw:layer="layout" svg:width="6.35cm" svg:height="2.089cm" svg:x="17.992cm" svg:y="8.467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45" draw:style-name="gr23" draw:text-style-name="P20" draw:layer="layout" svg:width="6.35cm" svg:height="1.642cm" svg:x="17.992cm" svg:y="8.467cm">
            <text:p text:style-name="P19"><text:span text:style-name="T11">&lt;&lt;interface&gt;&gt;</text:span></text:p>
            <text:p text:style-name="P19"><text:span text:style-name="T12">TransferService</text:span></text:p>
            <draw:enhanced-geometry svg:viewBox="0 0 21600 21600" draw:type="rectangle" draw:enhanced-path="M 0 0 L 21600 0 21600 21600 0 21600 0 0 Z N"/>
          </draw:custom-shape>
        </draw:g>
        <draw:g draw:name="Group 54" draw:id="id5">
          <draw:g draw:name="Group 4">
            <draw:custom-shape draw:name="Text Box 5" draw:style-name="gr24" draw:text-style-name="P17" draw:layer="layout" svg:width="3.81cm" svg:height="0.994cm" svg:x="8.043cm" svg:y="11.854cm">
              <text:p text:style-name="P16"><text:span text:style-name="T13"><text:s text:c="2"/></text:span><text:span text:style-name="T13">transfer(..)</text:span></text:p>
              <draw:enhanced-geometry svg:viewBox="0 0 21600 21600" draw:type="mso-spt202" draw:enhanced-path="M 0 0 L 21600 0 21600 21600 0 21600 0 0 Z N"/>
            </draw:custom-shape>
            <draw:line draw:name="Line 6" draw:style-name="gr4" draw:text-style-name="P18" draw:layer="layout" svg:x1="8.132cm" svg:y1="12.907cm" svg:x2="11.642cm" svg:y2="12.911cm">
              <text:p text:style-name="P6"/>
            </draw:line>
          </draw:g>
          <draw:g draw:name="Group 22">
            <draw:custom-shape draw:name="Rectangle 23" draw:style-name="gr9" draw:text-style-name="P5" draw:layer="layout" svg:width="3.175cm" svg:height="2.328cm" svg:x="5.08cm" svg:y="11.642cm">
              <text:p text:style-name="P6"/>
              <draw:enhanced-geometry svg:viewBox="0 0 21600 21600" draw:type="rectangle" draw:enhanced-path="M 0 0 L 21600 0 21600 21600 0 21600 0 0 Z N"/>
            </draw:custom-shape>
            <draw:custom-shape draw:name="Rectangle 24" draw:style-name="gr25" draw:text-style-name="P20" draw:layer="layout" svg:width="3.175cm" svg:height="1.727cm" svg:x="5.08cm" svg:y="11.853cm">
              <text:p text:style-name="P19"><text:span text:style-name="T16">Spring</text:span></text:p>
              <text:p text:style-name="P19"><text:span text:style-name="T16">Proxy</text:span></text:p>
              <draw:enhanced-geometry svg:viewBox="0 0 21600 21600" draw:type="rectangle" draw:enhanced-path="M 0 0 L 21600 0 21600 21600 0 21600 0 0 Z N"/>
            </draw:custom-shape>
          </draw:g>
          <draw:custom-shape draw:name="AutoShape 25" draw:style-name="gr5" draw:text-style-name="P5" draw:layer="layout" svg:width="9.102cm" svg:height="7.832cm" svg:x="0.635cm" svg:y="6.985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26" draw:style-name="gr26" draw:text-style-name="P20" draw:layer="layout" svg:width="8.255cm" svg:height="0.994cm" svg:x="0.635cm" svg:y="6.985cm">
            <text:p text:style-name="P19"><text:span text:style-name="T13">Client Process</text:span></text:p>
            <draw:enhanced-geometry svg:viewBox="0 0 21600 21600" draw:type="rectangle" draw:enhanced-path="M 0 0 L 21600 0 21600 21600 0 21600 0 0 Z N"/>
          </draw:custom-shape>
          <draw:line draw:name="Line 30" draw:style-name="gr6" draw:text-style-name="P18" draw:layer="layout" svg:x1="6.562cm" svg:y1="11.642cm" svg:x2="6.562cm" svg:y2="10.584cm">
            <text:p text:style-name="P6"/>
          </draw:line>
          <draw:line draw:name="Line 34" draw:style-name="gr17" draw:text-style-name="P18" draw:layer="layout" svg:x1="4.022cm" svg:y1="12.489cm" svg:x2="5.08cm" svg:y2="12.489cm">
            <text:p text:style-name="P6"/>
          </draw:line>
          <draw:line draw:name="Line 35" draw:style-name="gr27" draw:text-style-name="P18" draw:layer="layout" svg:x1="5.079cm" svg:y1="13.124cm" svg:x2="4.232cm" svg:y2="13.124cm">
            <text:p text:style-name="P6"/>
          </draw:line>
          <draw:line draw:name="Line 36" draw:style-name="gr27" draw:text-style-name="P18" draw:layer="layout" svg:x1="11.641cm" svg:y1="13.335cm" svg:x2="8.254cm" svg:y2="13.335cm">
            <text:p text:style-name="P6"/>
          </draw:line>
          <draw:g draw:name="Group 40">
            <draw:custom-shape draw:name="Rectangle 41" draw:style-name="gr11" draw:text-style-name="P5" draw:layer="layout" svg:width="5.504cm" svg:height="1.877cm" svg:x="3.598cm" svg:y="8.679cm">
              <text:p text:style-name="P6"/>
              <draw:enhanced-geometry svg:viewBox="0 0 21600 21600" draw:type="rectangle" draw:enhanced-path="M 0 0 L 21600 0 21600 21600 0 21600 0 0 Z N"/>
            </draw:custom-shape>
            <draw:custom-shape draw:name="Rectangle 42" draw:style-name="gr28" draw:text-style-name="P20" draw:layer="layout" svg:width="5.504cm" svg:height="1.642cm" svg:x="3.598cm" svg:y="8.679cm">
              <text:p text:style-name="P19"><text:span text:style-name="T11">&lt;&lt;interface&gt;&gt;</text:span></text:p>
              <text:p text:style-name="P19"><text:span text:style-name="T12">TransferService</text:span></text:p>
              <draw:enhanced-geometry svg:viewBox="0 0 21600 21600" draw:type="rectangle" draw:enhanced-path="M 0 0 L 21600 0 21600 21600 0 21600 0 0 Z N"/>
            </draw:custom-shape>
          </draw:g>
          <draw:custom-shape draw:name="Rectangle 47" draw:style-name="gr14" draw:text-style-name="P5" draw:layer="layout" svg:width="3.175cm" svg:height="2.897cm" svg:x="1.058cm" svg:y="11.219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48" draw:style-name="gr29" draw:text-style-name="P20" draw:layer="layout" svg:width="3.175cm" svg:height="2.46cm" svg:x="1.058cm" svg:y="11.426cm">
            <text:p text:style-name="P19"><text:span text:style-name="T13">Teller</text:span></text:p>
            <text:p text:style-name="P19"><text:span text:style-name="T13">Desktop</text:span></text:p>
            <text:p text:style-name="P19"><text:span text:style-name="T13">UI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1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Goals of Spring Remoting</text:span></text:p>
              </text:list-item>
            </text:list>
            <text:list text:style-name="L4">
              <text:list-item>
                <text:p text:style-name="P8"><text:span text:style-name="T3">Spring Remoting Overview</text:span></text:p>
              </text:list-item>
            </text:list>
            <text:list text:style-name="L4">
              <text:list-item>
                <text:p text:style-name="P8"><text:span text:style-name="T4">Supported Protocol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RM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EJB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Invok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essian/Burlap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2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he RMI Protocol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he RMI Protocol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tandard Java remoting protocol</text:span></text:p>
              </text:list-item>
            </text:list>
            <text:list text:style-name="L4">
              <text:list-item>
                <text:p text:style-name="P8"><text:span text:style-name="T3">Server-side exposes a </text:span><text:span text:style-name="T17">skeleton</text:span></text:p>
              </text:list-item>
            </text:list>
            <text:list text:style-name="L4">
              <text:list-item>
                <text:p text:style-name="P8"><text:span text:style-name="T3">Client-side invokes methods on a </text:span><text:span text:style-name="T17">stub</text:span><text:span text:style-name="T3"> (proxy)</text:span></text:p>
              </text:list-item>
            </text:list>
            <text:list text:style-name="L4">
              <text:list-item>
                <text:p text:style-name="P8"><text:span text:style-name="T3">Java serialization is used for marshalling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3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raditional RMI" draw:style-name="dp1" draw:master-page-name="Default">
        <office:forms form:automatic-focus="false" form:apply-design-mode="false"/>
        <draw:frame presentation:style-name="pr9" draw:text-style-name="P14" draw:layer="layout" svg:width="22.225cm" svg:height="3.176cm" svg:x="1.057cm" svg:y="0.422cm" presentation:class="title" presentation:user-transformed="true">
          <draw:text-box>
            <text:p text:style-name="P7">Traditional RMI</text:p>
          </draw:text-box>
        </draw:frame>
        <draw:frame presentation:style-name="pr5" draw:text-style-name="P15" draw:layer="layout" svg:width="21.855cm" svg:height="11.219cm" svg:x="1.692cm" svg:y="4.022cm" presentation:class="outline" presentation:user-transformed="true">
          <draw:text-box>
            <text:list text:style-name="L4">
              <text:list-item>
                <text:p text:style-name="P8">The RMI model is invasive - server <text:span text:style-name="T18">and</text:span> client code is coupled to the framework</text:p>
              </text:list-item>
            </text:list>
          </draw:text-box>
        </draw:frame>
        <draw:g draw:name="Group 4">
          <draw:custom-shape draw:name="Text Box 5" draw:style-name="gr30" draw:text-style-name="P17" draw:layer="layout" svg:width="3.81cm" svg:height="0.994cm" svg:x="7.567cm" svg:y="12.7cm">
            <text:p text:style-name="P16"><text:span text:style-name="T13"><text:s/></text:span><text:span text:style-name="T13">transfer(..)</text:span></text:p>
            <draw:enhanced-geometry svg:viewBox="0 0 21600 21600" draw:type="mso-spt202" draw:enhanced-path="M 0 0 L 21600 0 21600 21600 0 21600 0 0 Z N"/>
          </draw:custom-shape>
          <draw:line draw:name="Line 6" draw:style-name="gr4" draw:text-style-name="P18" draw:layer="layout" svg:x1="7.656cm" svg:y1="13.753cm" svg:x2="11.166cm" svg:y2="13.757cm">
            <text:p text:style-name="P6"/>
          </draw:line>
        </draw:g>
        <draw:g draw:name="Group 43">
          <draw:custom-shape draw:name="Rectangle 11" draw:style-name="gr9" draw:text-style-name="P5" draw:layer="layout" svg:width="5.08cm" svg:height="1.27cm" svg:x="11.165cm" svg:y="13.123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12" draw:style-name="gr31" draw:text-style-name="P20" draw:layer="layout" svg:width="5.08cm" svg:height="0.994cm" svg:x="11.165cm" svg:y="13.335cm">
            <text:p text:style-name="P19"><text:span text:style-name="T16">Skeleton</text:span></text:p>
            <draw:enhanced-geometry svg:viewBox="0 0 21600 21600" draw:type="rectangle" draw:enhanced-path="M 0 0 L 21600 0 21600 21600 0 21600 0 0 Z N"/>
          </draw:custom-shape>
        </draw:g>
        <draw:line draw:name="Line 13" draw:style-name="gr4" draw:text-style-name="P18" draw:layer="layout" svg:x1="16.245cm" svg:y1="13.335cm" svg:x2="17.727cm" svg:y2="13.335cm">
          <text:p text:style-name="P6"/>
        </draw:line>
        <draw:line draw:name="Line 14" draw:style-name="gr19" draw:text-style-name="P18" draw:layer="layout" svg:x1="17.727cm" svg:y1="13.97cm" svg:x2="16.245cm" svg:y2="13.97cm">
          <text:p text:style-name="P6"/>
        </draw:line>
        <draw:custom-shape draw:name="AutoShape 15" draw:style-name="gr5" draw:text-style-name="P5" draw:layer="layout" svg:width="15.028cm" svg:height="7.832cm" svg:x="9.684cm" svg:y="7.40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6" draw:style-name="gr32" draw:text-style-name="P20" draw:layer="layout" svg:width="8.255cm" svg:height="0.994cm" svg:x="13.705cm" svg:y="7.408cm">
          <text:p text:style-name="P19"><text:span text:style-name="T13">Server Process</text:span></text:p>
          <draw:enhanced-geometry svg:viewBox="0 0 21600 21600" draw:type="rectangle" draw:enhanced-path="M 0 0 L 21600 0 21600 21600 0 21600 0 0 Z N"/>
        </draw:custom-shape>
        <draw:g draw:name="Group 17">
          <draw:custom-shape draw:name="Rectangle 18" draw:style-name="gr11" draw:text-style-name="P5" draw:layer="layout" svg:width="6.35cm" svg:height="1.693cm" svg:x="17.727cm" svg:y="12.912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19" draw:style-name="gr33" draw:text-style-name="P20" draw:layer="layout" svg:width="6.35cm" svg:height="0.994cm" svg:x="17.727cm" svg:y="13.373cm">
            <text:p text:style-name="P19"><text:span text:style-name="T12">TransferServiceImpl</text:span></text:p>
            <draw:enhanced-geometry svg:viewBox="0 0 21600 21600" draw:type="rectangle" draw:enhanced-path="M 0 0 L 21600 0 21600 21600 0 21600 0 0 Z N"/>
          </draw:custom-shape>
        </draw:g>
        <draw:line draw:name="Line 20" draw:style-name="gr6" draw:text-style-name="P18" draw:layer="layout" svg:x1="18.785cm" svg:y1="12.911cm" svg:x2="18.785cm" svg:y2="12.064cm">
          <text:p text:style-name="P6"/>
        </draw:line>
        <draw:g draw:name="Group 22">
          <draw:custom-shape draw:name="Rectangle 23" draw:style-name="gr9" draw:text-style-name="P5" draw:layer="layout" svg:width="2.54cm" svg:height="2.328cm" svg:x="5.239cm" svg:y="12.065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24" draw:style-name="gr34" draw:text-style-name="P20" draw:layer="layout" svg:width="2.54cm" svg:height="0.994cm" svg:x="5.239cm" svg:y="12.276cm">
            <text:p text:style-name="P19"><text:span text:style-name="T16">Stub</text:span></text:p>
            <draw:enhanced-geometry svg:viewBox="0 0 21600 21600" draw:type="rectangle" draw:enhanced-path="M 0 0 L 21600 0 21600 21600 0 21600 0 0 Z N"/>
          </draw:custom-shape>
        </draw:g>
        <draw:custom-shape draw:name="AutoShape 25" draw:style-name="gr5" draw:text-style-name="P5" draw:layer="layout" svg:width="8.255cm" svg:height="7.832cm" svg:x="0.582cm" svg:y="7.40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6" draw:style-name="gr35" draw:text-style-name="P20" draw:layer="layout" svg:width="8.255cm" svg:height="0.994cm" svg:x="0.582cm" svg:y="7.408cm">
          <text:p text:style-name="P19"><text:span text:style-name="T13">Client Process</text:span></text:p>
          <draw:enhanced-geometry svg:viewBox="0 0 21600 21600" draw:type="rectangle" draw:enhanced-path="M 0 0 L 21600 0 21600 21600 0 21600 0 0 Z N"/>
        </draw:custom-shape>
        <draw:line draw:name="Line 34" draw:style-name="gr17" draw:text-style-name="P18" draw:layer="layout" svg:x1="4.18cm" svg:y1="12.912cm" svg:x2="5.239cm" svg:y2="12.912cm">
          <text:p text:style-name="P6"/>
        </draw:line>
        <draw:line draw:name="Line 35" draw:style-name="gr27" draw:text-style-name="P18" draw:layer="layout" svg:x1="5.238cm" svg:y1="13.547cm" svg:x2="4.179cm" svg:y2="13.547cm">
          <text:p text:style-name="P6"/>
        </draw:line>
        <draw:line draw:name="Line 36" draw:style-name="gr27" draw:text-style-name="P18" draw:layer="layout" svg:x1="11.165cm" svg:y1="14.182cm" svg:x2="7.779cm" svg:y2="14.182cm">
          <text:p text:style-name="P6"/>
        </draw:line>
        <draw:g draw:name="Group 37">
          <draw:custom-shape draw:name="Rectangle 38" draw:style-name="gr9" draw:text-style-name="P5" draw:layer="layout" svg:width="5.08cm" svg:height="1.27cm" svg:x="11.377cm" svg:y="8.467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39" draw:style-name="gr36" draw:text-style-name="P20" draw:layer="layout" svg:width="5.08cm" svg:height="0.994cm" svg:x="11.377cm" svg:y="8.582cm">
            <text:p text:style-name="P19"><text:span text:style-name="T16">Remote</text:span></text:p>
            <draw:enhanced-geometry svg:viewBox="0 0 21600 21600" draw:type="rectangle" draw:enhanced-path="M 0 0 L 21600 0 21600 21600 0 21600 0 0 Z N"/>
          </draw:custom-shape>
        </draw:g>
        <draw:g draw:name="Group 40">
          <draw:custom-shape draw:name="Rectangle 41" draw:style-name="gr9" draw:text-style-name="P5" draw:layer="layout" svg:width="6.985cm" svg:height="1.27cm" svg:x="17.304cm" svg:y="8.467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42" draw:style-name="gr37" draw:text-style-name="P20" draw:layer="layout" svg:width="6.985cm" svg:height="0.994cm" svg:x="17.304cm" svg:y="8.582cm">
            <text:p text:style-name="P19"><text:span text:style-name="T10">UnicastRemoteObject</text:span></text:p>
            <draw:enhanced-geometry svg:viewBox="0 0 21600 21600" draw:type="rectangle" draw:enhanced-path="M 0 0 L 21600 0 21600 21600 0 21600 0 0 Z N"/>
          </draw:custom-shape>
        </draw:g>
        <draw:line draw:name="Line 46" draw:style-name="gr17" draw:text-style-name="P18" draw:layer="layout" svg:x1="21.537cm" svg:y1="12.911cm" svg:x2="21.537cm" svg:y2="9.736cm">
          <text:p text:style-name="P6"/>
        </draw:line>
        <draw:g draw:name="Group 57">
          <draw:custom-shape draw:name="Rectangle 58" draw:style-name="gr11" draw:text-style-name="P5" draw:layer="layout" svg:width="6.35cm" svg:height="1.644cm" svg:x="13.494cm" svg:y="10.372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59" draw:style-name="gr38" draw:text-style-name="P20" draw:layer="layout" svg:width="6.35cm" svg:height="1.642cm" svg:x="13.494cm" svg:y="10.372cm">
            <text:p text:style-name="P19"><text:span text:style-name="T11">&lt;&lt;interface&gt;&gt;</text:span></text:p>
            <text:p text:style-name="P19"><text:span text:style-name="T12">TransferService</text:span></text:p>
            <draw:enhanced-geometry svg:viewBox="0 0 21600 21600" draw:type="rectangle" draw:enhanced-path="M 0 0 L 21600 0 21600 21600 0 21600 0 0 Z N"/>
          </draw:custom-shape>
        </draw:g>
        <draw:custom-shape draw:name="Rectangle 61" draw:style-name="gr14" draw:text-style-name="P5" draw:layer="layout" svg:width="3.175cm" svg:height="2.751cm" svg:x="1.005cm" svg:y="11.642cm">
          <text:p text:style-name="P6"/>
          <draw:enhanced-geometry svg:viewBox="0 0 21600 21600" draw:type="rectangle" draw:enhanced-path="M 0 0 L 21600 0 21600 21600 0 21600 0 0 Z N"/>
        </draw:custom-shape>
        <draw:custom-shape draw:name="Rectangle 62" draw:style-name="gr39" draw:text-style-name="P20" draw:layer="layout" svg:width="3.175cm" svg:height="2.46cm" svg:x="1.005cm" svg:y="11.853cm">
          <text:p text:style-name="P19"><text:span text:style-name="T13">Teller</text:span></text:p>
          <text:p text:style-name="P19"><text:span text:style-name="T13">Desktop</text:span></text:p>
          <text:p text:style-name="P19"><text:span text:style-name="T13">UI</text:span></text:p>
          <draw:enhanced-geometry svg:viewBox="0 0 21600 21600" draw:type="rectangle" draw:enhanced-path="M 0 0 L 21600 0 21600 21600 0 21600 0 0 Z N"/>
        </draw:custom-shape>
        <draw:g draw:name="Group 63" draw:id="id8">
          <draw:custom-shape draw:name="Text Box 48" draw:style-name="gr40" draw:text-style-name="P17" draw:layer="layout" svg:width="6.561cm" svg:height="1.887cm" svg:x="1.64cm" svg:y="9.102cm">
            <text:p text:style-name="P16"><text:span text:style-name="T15">client must catch RemoteExceptions</text:span></text:p>
            <draw:enhanced-geometry svg:viewBox="0 0 21600 21600" draw:type="mso-spt202" draw:enhanced-path="M 0 0 L 21600 0 21600 21600 0 21600 0 0 Z N"/>
          </draw:custom-shape>
          <draw:line draw:name="Line 50" draw:style-name="gr41" draw:text-style-name="P18" draw:layer="layout" svg:x1="4.815cm" svg:y1="11.051cm" svg:x2="4.815cm" svg:y2="12.321cm">
            <text:p text:style-name="P6"/>
          </draw:line>
          <draw:custom-shape draw:name="Oval 51" draw:style-name="gr42" draw:text-style-name="P5" draw:layer="layout" svg:width="2.117cm" svg:height="1.905cm" svg:x="3.756cm" svg:y="12.321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line draw:name="Line 64" draw:style-name="gr17" draw:text-style-name="P18" draw:layer="layout" svg:x1="14.552cm" svg:y1="10.371cm" svg:x2="14.552cm" svg:y2="9.736cm">
          <text:p text:style-name="P6"/>
        </draw:line>
        <draw:g draw:name="Group 70" draw:id="id7">
          <draw:custom-shape draw:name="Oval 65" draw:style-name="gr43" draw:text-style-name="P5" draw:layer="layout" svg:width="6.773cm" svg:height="3.175cm" svg:x="10.319cm" svg:y="7.62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Oval 66" draw:style-name="gr43" draw:text-style-name="P5" draw:layer="layout" svg:width="2.328cm" svg:height="4.022cm" svg:x="20.479cm" svg:y="9.313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Text Box 67" draw:style-name="gr44" draw:text-style-name="P17" draw:layer="layout" svg:width="4.868cm" svg:height="2.46cm" svg:x="14.764cm" svg:y="14.817cm">
            <text:p text:style-name="P16"><text:span text:style-name="T13">Required to extend RMI interface/class</text:span></text:p>
            <draw:enhanced-geometry svg:viewBox="0 0 21600 21600" draw:type="mso-spt202" draw:enhanced-path="M 0 0 L 21600 0 21600 21600 0 21600 0 0 Z N"/>
          </draw:custom-shape>
          <draw:line draw:name="Line 68" draw:style-name="gr41" draw:text-style-name="P18" draw:layer="layout" svg:x1="15.399cm" svg:y1="14.817cm" svg:x2="13.917cm" svg:y2="10.795cm">
            <text:p text:style-name="P6"/>
          </draw:line>
          <draw:line draw:name="Line 69" draw:style-name="gr41" draw:text-style-name="P18" draw:layer="layout" svg:x1="18.785cm" svg:y1="14.816cm" svg:x2="20.69cm" svg:y2="12.487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4"/>
          <draw:frame presentation:style-name="pr6" draw:text-style-name="P6" draw:layer="layout" svg:width="14.904cm" svg:height="12.001cm" svg:x="2.708cm" svg:y="12.668cm" presentation:class="notes">
            <draw:text-box>
              <text:p text:style-name="P6">Actually extending UnicastRemoteObject is not required. You can also just export your remote object (throwing RemoteExceptions) by just calling UnicastRemoteObject.export(object).</text:p>
              <text:p text:style-name="P6"/>
              <text:p text:style-name="P6">More info: http://www.devx.com/tips/Tip/5703</text:p>
            </draw:text-box>
          </draw:frame>
        </presentation:notes>
      </draw:page>
      <draw:page draw:name="Spring’s RMI Service Exporter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5">Spring’s RMI Service Exporter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Transparently expose an existing POJO service to the RMI registry</text:p>
              </text:list-item>
            </text:list>
            <text:list text:style-name="L4">
              <text:list-item>
                <text:list>
                  <text:list-item>
                    <text:p text:style-name="P9">No need to write the binding code</text:p>
                  </text:list-item>
                </text:list>
              </text:list-item>
            </text:list>
            <text:list text:style-name="L4">
              <text:list-item>
                <text:p text:style-name="P8">Avoid traditional RMI requirements</text:p>
              </text:list-item>
            </text:list>
            <text:list text:style-name="L4">
              <text:list-item>
                <text:list>
                  <text:list-item>
                    <text:p text:style-name="P9">Service interface does not extend <text:span text:style-name="T19">Remo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ervice class is a POJ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5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ing the RMI Service Exporter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20">Configuring the RMI Service Exporter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id="id9" text:style-name="P8">Start with an existing POJO service</text:p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id="id11" text:style-name="P8">Define a bean to export it</text:p>
              </text:list-item>
            </text:list>
          </draw:text-box>
        </draw:frame>
        <draw:custom-shape draw:name="Text Box 4" draw:style-name="gr45" draw:text-style-name="P5" draw:id="id10" draw:layer="layout" svg:width="23.072cm" svg:height="2.7cm" svg:x="1.058cm" svg:y="6.138cm">
          <text:p text:style-name="P16"><text:span text:style-name="T21">&lt;bean </text:span><text:span text:style-name="T22">id</text:span><text:span text:style-name="T15">=</text:span><text:span text:style-name="T23">“transferService” </text:span><text:span text:style-name="T22">class</text:span><text:span text:style-name="T15">=</text:span><text:span text:style-name="T23">“foo.TransferServiceImpl”</text:span><text:span text:style-name="T21">&gt;</text:span></text:p>
          <text:p text:style-name="P16"><text:span text:style-name="T21"><text:s text:c="4"/></text:span><text:span text:style-name="T21">&lt;property </text:span><text:span text:style-name="T22">name</text:span><text:span text:style-name="T15">=</text:span><text:span text:style-name="T23">“accountRepository”</text:span><text:span text:style-name="T15"> </text:span><text:span text:style-name="T22">ref</text:span><text:span text:style-name="T15">=</text:span><text:span text:style-name="T23">“accountRepository”</text:span><text:span text:style-name="T21">/&gt;</text:span></text:p>
          <text:p text:style-name="P16"><text:span text:style-name="T21">&lt;/bean&gt;</text:span></text:p>
          <draw:enhanced-geometry svg:viewBox="0 0 21600 21600" draw:type="mso-spt202" draw:enhanced-path="M 0 0 L 21600 0 21600 21600 0 21600 0 0 Z N"/>
        </draw:custom-shape>
        <draw:custom-shape draw:name="Text Box 19" draw:style-name="gr45" draw:text-style-name="P5" draw:id="id12" draw:layer="layout" svg:width="23.072cm" svg:height="4.326cm" svg:x="1.058cm" svg:y="11.218cm">
          <text:p text:style-name="P16"><text:span text:style-name="T21">&lt;bean</text:span><text:span text:style-name="T15"> </text:span><text:span text:style-name="T22">class</text:span><text:span text:style-name="T15">=</text:span><text:span text:style-name="T23">“org.springframework.remoting.rmi.RmiServiceExporter”</text:span><text:span text:style-name="T21">&gt;</text:span></text:p>
          <text:p text:style-name="P16"><text:span text:style-name="T15"><text:s text:c="4"/></text:span><text:span text:style-name="T21">&lt;property</text:span><text:span text:style-name="T15"> </text:span><text:span text:style-name="T22">name</text:span><text:span text:style-name="T15">=</text:span><text:span text:style-name="T23">“serviceName”</text:span><text:span text:style-name="T15"> </text:span><text:span text:style-name="T22">value</text:span><text:span text:style-name="T15">=</text:span><text:span text:style-name="T23">“transferService”</text:span><text:span text:style-name="T21">/&gt;</text:span></text:p>
          <text:p text:style-name="P16"><text:span text:style-name="T21"><text:s text:c="4"/></text:span><text:span text:style-name="T21">&lt;property</text:span><text:span text:style-name="T15"> </text:span><text:span text:style-name="T22">name</text:span><text:span text:style-name="T15">=</text:span><text:span text:style-name="T23">“serviceInterface”</text:span><text:span text:style-name="T15"> </text:span><text:span text:style-name="T22">value</text:span><text:span text:style-name="T15">=</text:span><text:span text:style-name="T23">“foo.TransferService”</text:span><text:span text:style-name="T21">/&gt;</text:span></text:p>
          <text:p text:style-name="P16"><text:span text:style-name="T21"><text:s text:c="4"/></text:span><text:span text:style-name="T21">&lt;property</text:span><text:span text:style-name="T15"> </text:span><text:span text:style-name="T22">name</text:span><text:span text:style-name="T15">=</text:span><text:span text:style-name="T23">“service”</text:span><text:span text:style-name="T15"> </text:span><text:span text:style-name="T22">ref</text:span><text:span text:style-name="T15">=</text:span><text:span text:style-name="T23">“transferService”</text:span><text:span text:style-name="T21">/&gt;</text:span></text:p>
          <text:p text:style-name="P16"><text:span text:style-name="T21">&lt;/bean&gt;</text:span></text:p>
          <draw:enhanced-geometry svg:viewBox="0 0 21600 21600" draw:type="mso-spt202" draw:enhanced-path="M 0 0 L 21600 0 21600 21600 0 21600 0 0 Z N"/>
        </draw:custom-shape>
        <draw:custom-shape draw:name="Text Box 14" draw:style-name="gr46" draw:text-style-name="P5" draw:id="id14" draw:layer="layout" svg:width="17.357cm" svg:height="1.074cm" svg:x="5.715cm" svg:y="15.249cm">
          <text:p text:style-name="P16"><text:span text:style-name="T15">Can also specify ‘registryPort’ (default is 1099)</text:span></text:p>
          <draw:enhanced-geometry svg:viewBox="0 0 21600 21600" draw:type="mso-spt202" draw:enhanced-path="M 0 0 L 21600 0 21600 21600 0 21600 0 0 Z N"/>
        </draw:custom-shape>
        <draw:g draw:name="Group 20" draw:id="id13">
          <draw:line draw:name="Line 10" draw:style-name="gr47" draw:text-style-name="P18" draw:layer="layout" svg:x1="23.422cm" svg:y1="12.492cm" svg:x2="23.422cm" svg:y2="11.011cm">
            <text:p text:style-name="P6"/>
          </draw:line>
          <draw:line draw:name="Line 9" draw:style-name="gr17" draw:text-style-name="P18" draw:layer="layout" svg:x1="23.422cm" svg:y1="12.494cm" svg:x2="20.176cm" svg:y2="12.494cm">
            <text:p text:style-name="P6"/>
          </draw:line>
          <draw:custom-shape draw:name="Text Box 8" draw:style-name="gr46" draw:text-style-name="P5" draw:layer="layout" svg:width="7.056cm" svg:height="1.887cm" svg:x="17.636cm" svg:y="9.108cm">
            <text:p text:style-name="P16"><text:span text:style-name="T15">Binds to rmiRegistry as “transferService”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16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’s RMI Proxy Generator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pring’s RMI Proxy Generator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 provides a </text:span><text:span text:style-name="T8">FactoryBean</text:span><text:span text:style-name="T3"> implementation that generates an RMI client-side proxy</text:span></text:p>
              </text:list-item>
            </text:list>
            <text:list text:style-name="L4">
              <text:list-item>
                <text:p text:style-name="P8"><text:span text:style-name="T3">It is simpler to use than a traditional RMI stub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nverts checked </text:span><text:span text:style-name="T8">RemoteExceptions</text:span><text:span text:style-name="T3"> into Spring’s </text:span><text:span text:style-name="T17">runtime</text:span><text:span text:style-name="T3"> hierarchy of </text:span><text:span text:style-name="T8">RemoteAccessExcep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ynamically implements the business interface</text:span></text:p>
                  </text:list-item>
                </text:list>
              </text:list-item>
            </text:list>
          </draw:text-box>
        </draw:frame>
        <draw:custom-shape draw:name="Rectangle 5" draw:style-name="gr48" draw:text-style-name="P5" draw:id="id15" draw:layer="layout" svg:width="20.32cm" svg:height="2.328cm" svg:x="2.328cm" svg:y="12.277cm">
          <text:p text:style-name="P19"><text:span text:style-name="T24">Proxy is a drop-in replacement for a local implementation </text:span></text:p>
          <text:p text:style-name="P19"><text:span text:style-name="T24">(especially convenient with dependency injection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17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ing the RMI Proxy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Configuring the RMI Proxy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id="id16" text:style-name="P8">Define a factory bean to generate the proxy</text:p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id="id18" text:style-name="P8">Inject it into the client</text:p>
              </text:list-item>
            </text:list>
          </draw:text-box>
        </draw:frame>
        <draw:custom-shape draw:name="Text Box 4" draw:style-name="gr45" draw:text-style-name="P5" draw:id="id17" draw:layer="layout" svg:width="23.283cm" svg:height="4.326cm" svg:x="1.27cm" svg:y="6.35cm">
          <text:p text:style-name="P16"><text:span text:style-name="T21">&lt;bean</text:span><text:span text:style-name="T15"> </text:span><text:span text:style-name="T22">id</text:span><text:span text:style-name="T15">=</text:span><text:span text:style-name="T23">“transferService”</text:span></text:p>
          <text:p text:style-name="P16"><text:span text:style-name="T23"><text:s text:c="6"/></text:span><text:span text:style-name="T22">class</text:span><text:span text:style-name="T15">=</text:span><text:span text:style-name="T23">“org.springframework.remoting.rmi.RmiProxyFactoryBean”</text:span><text:span text:style-name="T21">&gt;</text:span></text:p>
          <text:p text:style-name="P16"><text:span text:style-name="T21"><text:s text:c="4"/></text:span><text:span text:style-name="T21">&lt;property</text:span><text:span text:style-name="T15"> </text:span><text:span text:style-name="T22">name</text:span><text:span text:style-name="T15">=</text:span><text:span text:style-name="T23">“serviceInterface”</text:span><text:span text:style-name="T15"> </text:span><text:span text:style-name="T22">value</text:span><text:span text:style-name="T15">=</text:span><text:span text:style-name="T23">“foo.TransferService”</text:span><text:span text:style-name="T21">/&gt;</text:span></text:p>
          <text:p text:style-name="P16"><text:span text:style-name="T21"><text:s text:c="4"/></text:span><text:span text:style-name="T21">&lt;property</text:span><text:span text:style-name="T15"> </text:span><text:span text:style-name="T22">name</text:span><text:span text:style-name="T15">=</text:span><text:span text:style-name="T23">“serviceUrl”</text:span><text:span text:style-name="T15"> </text:span><text:span text:style-name="T22">value</text:span><text:span text:style-name="T15">=</text:span><text:span text:style-name="T23">“rmi://foo:1099/transferService”</text:span><text:span text:style-name="T21">/&gt;</text:span></text:p>
          <text:p text:style-name="P16"><text:span text:style-name="T21">&lt;/bean&gt;</text:span></text:p>
          <draw:enhanced-geometry svg:viewBox="0 0 21600 21600" draw:type="mso-spt202" draw:enhanced-path="M 0 0 L 21600 0 21600 21600 0 21600 0 0 Z N"/>
        </draw:custom-shape>
        <draw:custom-shape draw:name="Text Box 16" draw:style-name="gr45" draw:text-style-name="P5" draw:id="id19" draw:layer="layout" svg:width="23.283cm" svg:height="2.7cm" svg:x="1.27cm" svg:y="13.547cm">
          <text:p text:style-name="P16"><text:span text:style-name="T21">&lt;bean </text:span><text:span text:style-name="T22">id</text:span><text:span text:style-name="T15">=</text:span><text:span text:style-name="T23">“tellerDesktopUI” </text:span><text:span text:style-name="T22">class</text:span><text:span text:style-name="T15">=</text:span><text:span text:style-name="T23">“foo.TellerDesktopUI”</text:span><text:span text:style-name="T21">&gt;</text:span></text:p>
          <text:p text:style-name="P16"><text:span text:style-name="T21"><text:s text:c="4"/></text:span><text:span text:style-name="T21">&lt;property </text:span><text:span text:style-name="T22">name</text:span><text:span text:style-name="T15">=</text:span><text:span text:style-name="T23">“transferService”</text:span><text:span text:style-name="T15"> </text:span><text:span text:style-name="T22">ref</text:span><text:span text:style-name="T15">=</text:span><text:span text:style-name="T23">“transferService”</text:span><text:span text:style-name="T21">/&gt;</text:span></text:p>
          <text:p text:style-name="P16"><text:span text:style-name="T21">&lt;/bean&gt;</text:span></text:p>
          <draw:enhanced-geometry svg:viewBox="0 0 21600 21600" draw:type="mso-spt202" draw:enhanced-path="M 0 0 L 21600 0 21600 21600 0 21600 0 0 Z N"/>
        </draw:custom-shape>
        <draw:g draw:name="Group 17" draw:id="id20">
          <draw:custom-shape draw:name="Text Box 6" draw:style-name="gr46" draw:text-style-name="P5" draw:layer="layout" svg:width="10.654cm" svg:height="1.727cm" svg:x="13.547cm" svg:y="11.818cm">
            <text:p text:style-name="P16"><text:span text:style-name="T12">TellerDesktopUI only depends on the TransferService interface</text:span></text:p>
            <draw:enhanced-geometry svg:viewBox="0 0 21600 21600" draw:type="mso-spt202" draw:enhanced-path="M 0 0 L 21600 0 21600 21600 0 21600 0 0 Z N"/>
          </draw:custom-shape>
          <draw:line draw:name="Line 7" draw:style-name="gr17" draw:text-style-name="P18" draw:layer="layout" svg:x1="21.378cm" svg:y1="14.684cm" svg:x2="20.32cm" svg:y2="14.896cm">
            <text:p text:style-name="P6"/>
          </draw:line>
          <draw:line draw:name="Line 12" draw:style-name="gr47" draw:text-style-name="P18" draw:layer="layout" svg:x1="21.378cm" svg:y1="13.626cm" svg:x2="21.378cm" svg:y2="14.684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18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RMI-IIOP for Interoperability: Service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5">RMI-IIOP for Interoperability: Service</text:span></text:p>
          </draw:text-box>
        </draw:frame>
        <draw:frame presentation:style-name="pr5" draw:text-style-name="P10" draw:layer="layout" svg:width="21.855cm" svg:height="12.59cm" svg:x="1.745cm" svg:y="4.657cm" presentation:class="outline" presentation:user-transformed="true">
          <draw:text-box>
            <text:list text:style-name="L4">
              <text:list-item>
                <text:p text:style-name="P22"><text:span text:style-name="T3">Generate IIOP stubs and tie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3">Use RMI compiler with IIOP flag: </text:span><text:span text:style-name="T6">rmic –iiop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3">Define the service interface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3">Must extend the RMI </text:span><text:span text:style-name="T8">Remote</text:span><text:span text:style-name="T3"> interfa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3">All methods must throw </text:span><text:span text:style-name="T8">RemoteException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3">Implement the service clas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3">All methods must throw </text:span><text:span text:style-name="T8">RemoteException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3">Leverage Spring to expose the service to a CORBA Object Request Broker via JNDI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3">Use Spring’s </text:span><text:span text:style-name="T6">JndiRmiServiceExpor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3">Provide </text:span><text:span text:style-name="T8">jndiName</text:span><text:span text:style-name="T3"> and </text:span><text:span text:style-name="T8">jndiEnvironment</text:span><text:span text:style-name="T3"> properties</text:span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3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9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2"><text:span text:style-name="T3">Sadly, on the server because the “rmic –iiop” is needed, we can’t make it </text:span><text:span text:style-name="T17">completely</text:span><text:span text:style-name="T3"> transparent.</text:span></text:p>
            </draw:text-box>
          </draw:frame>
          <draw:custom-shape draw:name="Slide Number Placeholder 3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RMI-IIOP for Interoperability: Client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5">RMI-IIOP for Interoperability: Client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 also provides a </text:span><text:span text:style-name="T8">JndiRmiProxyFactoryBean</text:span></text:p>
              </text:list-item>
            </text:list>
            <text:list text:style-name="L4">
              <text:list-item>
                <text:p text:style-name="P8"><text:span text:style-name="T3">The generated proxy can implement any interfac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No need to throw </text:span><text:span text:style-name="T8">RemoteExcep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The proxy will convert to the runtime hierarch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Client-side code is decoupled from RMI even when accessing an IIOP-based CORBA service</text:span></text:p>
              </text:list-item>
            </text:list>
            <text:list text:style-name="L4">
              <text:list-item>
                <text:p text:style-name="P21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0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cessing EJB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Accessing EJBs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 generates p</text:span><text:span text:style-name="T8">roxies</text:span><text:span text:style-name="T3"> to access Stateless Session Bean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nceals JNDI lookup (and retry logic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aches the EJB ho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Converts </text:span><text:span text:style-name="T8">RemoteExceptions</text:span><text:span text:style-name="T3"> to runtime hierarchy 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Bean definitions can use the </text:span><text:span text:style-name="T8">jee</text:span><text:span text:style-name="T3"> namespace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8">&lt;jee:local-slsb&gt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8">&lt;jee:remote-slsb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1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cessing an EJB with a  Spring Proxy" draw:style-name="dp1" draw:master-page-name="Default">
        <draw:frame presentation:style-name="pr9" draw:text-style-name="P14" draw:layer="layout" svg:width="22.225cm" svg:height="3.176cm" svg:x="0.634cm" svg:y="0.422cm" presentation:class="title" presentation:user-transformed="true">
          <draw:text-box>
            <text:p text:style-name="P7">Accessing an EJB with a <text:line-break/>Spring Proxy</text:p>
          </draw:text-box>
        </draw:frame>
        <draw:g draw:name="Group 77">
          <draw:custom-shape draw:name="AutoShape 15" draw:style-name="gr5" draw:text-style-name="P5" draw:layer="layout" svg:width="15.028cm" svg:height="10.795cm" svg:x="9.737cm" svg:y="4.445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6" draw:style-name="gr49" draw:text-style-name="P20" draw:layer="layout" svg:width="8.255cm" svg:height="0.994cm" svg:x="13.123cm" svg:y="4.696cm">
            <text:p text:style-name="P19"><text:span text:style-name="T13">Server Process</text:span></text:p>
            <draw:enhanced-geometry svg:viewBox="0 0 21600 21600" draw:type="rectangle" draw:enhanced-path="M 0 0 L 21600 0 21600 21600 0 21600 0 0 Z N"/>
          </draw:custom-shape>
          <draw:g draw:name="Group 59">
            <draw:custom-shape draw:name="Rectangle 18" draw:style-name="gr11" draw:text-style-name="P5" draw:layer="layout" svg:width="5.292cm" svg:height="1.905cm" svg:x="18.415cm" svg:y="12.7cm">
              <text:p text:style-name="P6"/>
              <draw:enhanced-geometry svg:viewBox="0 0 21600 21600" draw:type="rectangle" draw:enhanced-path="M 0 0 L 21600 0 21600 21600 0 21600 0 0 Z N"/>
            </draw:custom-shape>
            <draw:custom-shape draw:name="Rectangle 19" draw:style-name="gr50" draw:text-style-name="P20" draw:layer="layout" svg:width="5.292cm" svg:height="1.727cm" svg:x="18.415cm" svg:y="12.823cm">
              <text:p text:style-name="P19"><text:span text:style-name="T12">TransferService</text:span></text:p>
              <text:p text:style-name="P19"><text:span text:style-name="T12">Bean</text:span></text:p>
              <draw:enhanced-geometry svg:viewBox="0 0 21600 21600" draw:type="rectangle" draw:enhanced-path="M 0 0 L 21600 0 21600 21600 0 21600 0 0 Z N"/>
            </draw:custom-shape>
          </draw:g>
          <draw:g draw:name="Group 58">
            <draw:custom-shape draw:name="Rectangle 49" draw:style-name="gr11" draw:text-style-name="P5" draw:layer="layout" svg:width="7.408cm" svg:height="1.944cm" svg:x="10.795cm" svg:y="9.737cm">
              <text:p text:style-name="P6"/>
              <draw:enhanced-geometry svg:viewBox="0 0 21600 21600" draw:type="rectangle" draw:enhanced-path="M 0 0 L 21600 0 21600 21600 0 21600 0 0 Z N"/>
            </draw:custom-shape>
            <draw:custom-shape draw:name="Rectangle 50" draw:style-name="gr51" draw:text-style-name="P20" draw:layer="layout" svg:width="7.408cm" svg:height="1.727cm" svg:x="10.795cm" svg:y="9.9cm">
              <text:p text:style-name="P19"><text:span text:style-name="T12">TransferService</text:span></text:p>
              <text:p text:style-name="P19"><text:span text:style-name="T12">Remote</text:span></text:p>
              <draw:enhanced-geometry svg:viewBox="0 0 21600 21600" draw:type="rectangle" draw:enhanced-path="M 0 0 L 21600 0 21600 21600 0 21600 0 0 Z N"/>
            </draw:custom-shape>
          </draw:g>
          <draw:g draw:name="Group 73">
            <draw:custom-shape draw:name="Rectangle 56" draw:style-name="gr11" draw:text-style-name="P5" draw:layer="layout" svg:width="6.35cm" svg:height="1.671cm" svg:x="14.393cm" svg:y="6.35cm">
              <text:p text:style-name="P6"/>
              <draw:enhanced-geometry svg:viewBox="0 0 21600 21600" draw:type="rectangle" draw:enhanced-path="M 0 0 L 21600 0 21600 21600 0 21600 0 0 Z N"/>
            </draw:custom-shape>
            <draw:custom-shape draw:name="Rectangle 57" draw:style-name="gr52" draw:text-style-name="P20" draw:layer="layout" svg:width="6.35cm" svg:height="1.642cm" svg:x="14.393cm" svg:y="6.35cm">
              <text:p text:style-name="P19"><text:span text:style-name="T11">&lt;&lt;interface&gt;&gt;</text:span></text:p>
              <text:p text:style-name="P19"><text:span text:style-name="T12">TransferService</text:span></text:p>
              <draw:enhanced-geometry svg:viewBox="0 0 21600 21600" draw:type="rectangle" draw:enhanced-path="M 0 0 L 21600 0 21600 21600 0 21600 0 0 Z N"/>
            </draw:custom-shape>
          </draw:g>
          <draw:g draw:name="Group 61">
            <draw:line draw:name="Line 39" draw:style-name="gr17" draw:text-style-name="P18" draw:layer="layout" svg:x1="15.663cm" svg:y1="9.737cm" svg:x2="15.663cm" svg:y2="8.043cm">
              <text:p text:style-name="P6"/>
            </draw:line>
            <draw:custom-shape draw:name="Text Box 60" draw:style-name="gr53" draw:text-style-name="P17" draw:layer="layout" svg:width="2.734cm" svg:height="0.994cm" svg:x="13.141cm" svg:y="8.467cm">
              <text:p text:style-name="P16"><text:span text:style-name="T13">extends</text:span></text:p>
              <draw:enhanced-geometry svg:viewBox="0 0 21600 21600" draw:type="mso-spt202" draw:enhanced-path="M 0 0 L 21600 0 21600 21600 0 21600 0 0 Z N"/>
            </draw:custom-shape>
          </draw:g>
          <draw:g draw:name="Group 63">
            <draw:line draw:name="Line 20" draw:style-name="gr6" draw:text-style-name="P18" draw:layer="layout" svg:x1="19.517cm" svg:y1="12.699cm" svg:x2="19.517cm" svg:y2="8.042cm">
              <text:p text:style-name="P6"/>
            </draw:line>
            <draw:custom-shape draw:name="Text Box 62" draw:style-name="gr54" draw:text-style-name="P17" draw:layer="layout" svg:width="3.741cm" svg:height="0.994cm" svg:x="19.481cm" svg:y="8.573cm">
              <text:p text:style-name="P16"><text:span text:style-name="T13">implements</text:span></text:p>
              <draw:enhanced-geometry svg:viewBox="0 0 21600 21600" draw:type="mso-spt202" draw:enhanced-path="M 0 0 L 21600 0 21600 21600 0 21600 0 0 Z N"/>
            </draw:custom-shape>
          </draw:g>
          <draw:g draw:name="Group 64">
            <draw:custom-shape draw:name="Rectangle 65" draw:style-name="gr11" draw:text-style-name="P5" draw:layer="layout" svg:width="5.08cm" svg:height="1.905cm" svg:x="10.795cm" svg:y="12.488cm">
              <text:p text:style-name="P6"/>
              <draw:enhanced-geometry svg:viewBox="0 0 21600 21600" draw:type="rectangle" draw:enhanced-path="M 0 0 L 21600 0 21600 21600 0 21600 0 0 Z N"/>
            </draw:custom-shape>
            <draw:custom-shape draw:name="Rectangle 66" draw:style-name="gr55" draw:text-style-name="P20" draw:layer="layout" svg:width="5.08cm" svg:height="1.727cm" svg:x="10.795cm" svg:y="12.611cm">
              <text:p text:style-name="P19"><text:span text:style-name="T12">TransferService</text:span></text:p>
              <text:p text:style-name="P19"><text:span text:style-name="T12">Home</text:span></text:p>
              <draw:enhanced-geometry svg:viewBox="0 0 21600 21600" draw:type="rectangle" draw:enhanced-path="M 0 0 L 21600 0 21600 21600 0 21600 0 0 Z N"/>
            </draw:custom-shape>
          </draw:g>
          <draw:g draw:name="Group 68">
            <draw:line draw:name="Line 13" draw:style-name="gr4" draw:text-style-name="P18" draw:layer="layout" svg:x1="15.875cm" svg:y1="13.547cm" svg:x2="18.415cm" svg:y2="13.547cm">
              <text:p text:style-name="P6"/>
            </draw:line>
            <draw:custom-shape draw:name="Text Box 67" draw:style-name="gr56" draw:text-style-name="P17" draw:layer="layout" svg:width="2.581cm" svg:height="0.994cm" svg:x="15.828cm" svg:y="12.74cm">
              <text:p text:style-name="P16"><text:span text:style-name="T13">creates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name="Text Box 5" draw:style-name="gr57" draw:text-style-name="P5" draw:layer="layout" svg:width="3.81cm" svg:height="1.019cm" svg:x="7.62cm" svg:y="12.065cm">
          <text:p text:style-name="P6"/>
          <draw:enhanced-geometry svg:viewBox="0 0 21600 21600" draw:type="mso-spt202" draw:enhanced-path="M 0 0 L 21600 0 21600 21600 0 21600 0 0 Z N"/>
        </draw:custom-shape>
        <draw:line draw:name="Line 6" draw:style-name="gr4" draw:text-style-name="P18" draw:layer="layout" svg:x1="8.043cm" svg:y1="13.123cm" svg:x2="10.795cm" svg:y2="13.123cm">
          <text:p text:style-name="P6"/>
        </draw:line>
        <draw:g draw:name="Group 21">
          <draw:custom-shape draw:name="Rectangle 22" draw:style-name="gr9" draw:text-style-name="P5" draw:layer="layout" svg:width="2.751cm" svg:height="2.328cm" svg:x="5.292cm" svg:y="12.065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23" draw:style-name="gr58" draw:text-style-name="P20" draw:layer="layout" svg:width="2.751cm" svg:height="1.727cm" svg:x="5.292cm" svg:y="12.276cm">
            <text:p text:style-name="P19"><text:span text:style-name="T16">SLSB</text:span></text:p>
            <text:p text:style-name="P19"><text:span text:style-name="T16">Proxy</text:span></text:p>
            <draw:enhanced-geometry svg:viewBox="0 0 21600 21600" draw:type="rectangle" draw:enhanced-path="M 0 0 L 21600 0 21600 21600 0 21600 0 0 Z N"/>
          </draw:custom-shape>
        </draw:g>
        <draw:custom-shape draw:name="AutoShape 24" draw:style-name="gr5" draw:text-style-name="P5" draw:layer="layout" svg:width="8.255cm" svg:height="7.832cm" svg:x="0.423cm" svg:y="7.40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5" draw:style-name="gr59" draw:text-style-name="P20" draw:layer="layout" svg:width="8.255cm" svg:height="0.994cm" svg:x="0.423cm" svg:y="7.408cm">
          <text:p text:style-name="P19"><text:span text:style-name="T13">Client Process</text:span></text:p>
          <draw:enhanced-geometry svg:viewBox="0 0 21600 21600" draw:type="rectangle" draw:enhanced-path="M 0 0 L 21600 0 21600 21600 0 21600 0 0 Z N"/>
        </draw:custom-shape>
        <draw:g draw:name="Group 84">
          <draw:custom-shape draw:name="Rectangle 27" draw:style-name="gr14" draw:text-style-name="P5" draw:layer="layout" svg:width="3.175cm" svg:height="2.751cm" svg:x="0.847cm" svg:y="11.642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28" draw:style-name="gr60" draw:text-style-name="P20" draw:layer="layout" svg:width="3.175cm" svg:height="2.46cm" svg:x="0.847cm" svg:y="11.849cm">
            <text:p text:style-name="P19"><text:span text:style-name="T13">Teller</text:span></text:p>
            <text:p text:style-name="P19"><text:span text:style-name="T13">Desktop</text:span></text:p>
            <text:p text:style-name="P19"><text:span text:style-name="T13">UI</text:span></text:p>
            <draw:enhanced-geometry svg:viewBox="0 0 21600 21600" draw:type="rectangle" draw:enhanced-path="M 0 0 L 21600 0 21600 21600 0 21600 0 0 Z N"/>
          </draw:custom-shape>
        </draw:g>
        <draw:line draw:name="Line 29" draw:style-name="gr17" draw:text-style-name="P18" draw:layer="layout" svg:x1="4.057cm" svg:y1="12.912cm" svg:x2="5.292cm" svg:y2="12.916cm">
          <text:p text:style-name="P6"/>
        </draw:line>
        <draw:line draw:name="Line 30" draw:style-name="gr27" draw:text-style-name="P18" draw:layer="layout" svg:x1="5.291cm" svg:y1="13.547cm" svg:x2="4.056cm" svg:y2="13.551cm">
          <text:p text:style-name="P6"/>
        </draw:line>
        <draw:line draw:name="Line 31" draw:style-name="gr27" draw:text-style-name="P18" draw:layer="layout" svg:x1="10.795cm" svg:y1="13.758cm" svg:x2="8.043cm" svg:y2="13.758cm">
          <text:p text:style-name="P6"/>
        </draw:line>
        <draw:g draw:name="Group 72">
          <draw:line draw:name="Line 70" draw:style-name="gr6" draw:text-style-name="P18" draw:layer="layout" svg:x1="5.926cm" svg:y1="12.064cm" svg:x2="5.926cm" svg:y2="10.159cm">
            <text:p text:style-name="P6"/>
          </draw:line>
          <draw:custom-shape draw:name="Text Box 71" draw:style-name="gr61" draw:text-style-name="P17" draw:layer="layout" svg:width="3.81cm" svg:height="0.994cm" svg:x="2.328cm" svg:y="10.411cm">
            <text:p text:style-name="P16"><text:span text:style-name="T13">implements</text:span></text:p>
            <draw:enhanced-geometry svg:viewBox="0 0 21600 21600" draw:type="mso-spt202" draw:enhanced-path="M 0 0 L 21600 0 21600 21600 0 21600 0 0 Z N"/>
          </draw:custom-shape>
        </draw:g>
        <draw:g draw:name="Group 74">
          <draw:custom-shape draw:name="Rectangle 75" draw:style-name="gr11" draw:text-style-name="P5" draw:layer="layout" svg:width="6.35cm" svg:height="1.671cm" svg:x="1.482cm" svg:y="8.467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76" draw:style-name="gr62" draw:text-style-name="P20" draw:layer="layout" svg:width="6.35cm" svg:height="1.642cm" svg:x="1.482cm" svg:y="8.467cm">
            <text:p text:style-name="P19"><text:span text:style-name="T11">&lt;&lt;interface&gt;&gt;</text:span></text:p>
            <text:p text:style-name="P19"><text:span text:style-name="T12">TransferServic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2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ing the EJB Proxy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Configuring the EJB Proxy</text:p>
          </draw:text-box>
        </draw:frame>
        <draw:frame presentation:style-name="pr10" draw:text-style-name="P10" draw:layer="layout" svg:width="21.59cm" svg:height="12.489cm" svg:x="1.905cm" svg:y="3.81cm" presentation:class="outline" presentation:user-transformed="true">
          <draw:text-box>
            <text:list text:style-name="L4">
              <text:list-item>
                <text:p text:id="id21" text:style-name="P8"><text:span text:style-name="T3">Use the jee namespace to generate the proxy</text:span></text:p>
              </text:list-item>
            </text:list>
            <text:list text:style-name="L4">
              <text:list-item>
                <text:p text:style-name="P21"><text:span text:style-name="T3"/></text:p>
              </text:list-item>
            </text:list>
            <text:list text:style-name="L4">
              <text:list-item>
                <text:p text:style-name="P21"><text:span text:style-name="T3"/></text:p>
              </text:list-item>
            </text:list>
            <text:list text:style-name="L4">
              <text:list-item>
                <text:p text:style-name="P21"><text:span text:style-name="T3"/></text:p>
              </text:list-item>
            </text:list>
            <text:list text:style-name="L4">
              <text:list-item>
                <text:p text:style-name="P21"><text:span text:style-name="T3"/></text:p>
              </text:list-item>
            </text:list>
            <text:list text:style-name="L4">
              <text:list-item>
                <text:p text:style-name="P21"><text:span text:style-name="T3"/></text:p>
              </text:list-item>
            </text:list>
            <text:list text:style-name="L4">
              <text:list-item>
                <text:p text:style-name="P21"><text:span text:style-name="T3"/></text:p>
              </text:list-item>
            </text:list>
            <text:list text:style-name="L4">
              <text:list-item>
                <text:p text:id="id24" text:style-name="P8"><text:span text:style-name="T3">Inject it into the client</text:span></text:p>
              </text:list-item>
            </text:list>
          </draw:text-box>
        </draw:frame>
        <draw:custom-shape draw:name="Text Box 4" draw:style-name="gr45" draw:text-style-name="P5" draw:id="id22" draw:layer="layout" svg:width="23.283cm" svg:height="6.765cm" svg:x="1.27cm" svg:y="5.001cm">
          <text:p text:style-name="P16"><text:span text:style-name="T21">&lt;jee:remote-slsb</text:span><text:span text:style-name="T15"> </text:span><text:span text:style-name="T22">id</text:span><text:span text:style-name="T15">=</text:span><text:span text:style-name="T23">“transferService” </text:span></text:p>
          <text:p text:style-name="P16"><text:span text:style-name="T23"><text:s text:c="27"/></text:span><text:span text:style-name="T22">jndi-name</text:span><text:span text:style-name="T15">=</text:span><text:span text:style-name="T23">“java:comp/env/ejb/transferService”</text:span></text:p>
          <text:p text:style-name="P16"><text:span text:style-name="T23"><text:s text:c="27"/></text:span><text:span text:style-name="T22">business-interface</text:span><text:span text:style-name="T15">=</text:span><text:span text:style-name="T23">“foo.TradeService”</text:span><text:span text:style-name="T21">&gt;</text:span></text:p>
          <text:p text:style-name="P16"><text:span text:style-name="T21"><text:s text:c="4"/></text:span><text:span text:style-name="T21">&lt;jee:environment&gt;</text:span></text:p>
          <text:p text:style-name="P16"><text:span text:style-name="T21"><text:s text:c="8"/></text:span><text:span text:style-name="T25">java.naming.provider.url=t3://remoteserver:7001</text:span></text:p>
          <text:p text:style-name="P16"><text:span text:style-name="T25"><text:s text:c="8"/></text:span><text:span text:style-name="T25">java.naming.factory.initial=weblogic.jndi.WLInitialContextFactory</text:span></text:p>
          <text:p text:style-name="P16"><text:span text:style-name="T21"><text:s text:c="4"/></text:span><text:span text:style-name="T21">&lt;/jee:environment&gt;</text:span></text:p>
          <text:p text:style-name="P16"><text:span text:style-name="T21">&lt;/jee:remote-slsb&gt;</text:span></text:p>
          <draw:enhanced-geometry svg:viewBox="0 0 21600 21600" draw:type="mso-spt202" draw:enhanced-path="M 0 0 L 21600 0 21600 21600 0 21600 0 0 Z N"/>
        </draw:custom-shape>
        <draw:custom-shape draw:name="Text Box 11" draw:style-name="gr45" draw:text-style-name="P5" draw:id="id25" draw:layer="layout" svg:width="23.283cm" svg:height="2.7cm" svg:x="1.27cm" svg:y="13.679cm">
          <text:p text:style-name="P16"><text:span text:style-name="T21">&lt;bean </text:span><text:span text:style-name="T22">id</text:span><text:span text:style-name="T15">=</text:span><text:span text:style-name="T23">“tellerDesktopUI” </text:span><text:span text:style-name="T22">class</text:span><text:span text:style-name="T15">=</text:span><text:span text:style-name="T23">“foo.TellerDesktopUI”</text:span><text:span text:style-name="T21">&gt;</text:span></text:p>
          <text:p text:style-name="P16"><text:span text:style-name="T21"><text:s text:c="4"/></text:span><text:span text:style-name="T21">&lt;property </text:span><text:span text:style-name="T22">name</text:span><text:span text:style-name="T15">=</text:span><text:span text:style-name="T23">“transferService”</text:span><text:span text:style-name="T15"> </text:span><text:span text:style-name="T22">ref</text:span><text:span text:style-name="T15">=</text:span><text:span text:style-name="T23">“transferService”</text:span><text:span text:style-name="T21">/&gt;</text:span></text:p>
          <text:p text:style-name="P16"><text:span text:style-name="T21">&lt;/bean&gt;</text:span></text:p>
          <draw:enhanced-geometry svg:viewBox="0 0 21600 21600" draw:type="mso-spt202" draw:enhanced-path="M 0 0 L 21600 0 21600 21600 0 21600 0 0 Z N"/>
        </draw:custom-shape>
        <draw:g draw:name="Group 12" draw:id="id23">
          <draw:custom-shape draw:name="Text Box 5" draw:style-name="gr46" draw:text-style-name="P5" draw:layer="layout" svg:width="15.452cm" svg:height="0.994cm" svg:x="8.916cm" svg:y="11.144cm">
            <text:p text:style-name="P16"><text:span text:style-name="T12">InitialContext settings are not necessary if co-located</text:span></text:p>
            <draw:enhanced-geometry svg:viewBox="0 0 21600 21600" draw:type="mso-spt202" draw:enhanced-path="M 0 0 L 21600 0 21600 21600 0 21600 0 0 Z N"/>
          </draw:custom-shape>
          <draw:line draw:name="Line 6" draw:style-name="gr17" draw:text-style-name="P18" draw:layer="layout" svg:x1="17.383cm" svg:y1="11.144cm" svg:x2="17.383cm" svg:y2="9.874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23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’s HttpInvoker" draw:style-name="dp1" draw:master-page-name="Default">
        <draw:frame presentation:style-name="pr4" draw:text-style-name="P14" draw:layer="layout" svg:width="17.476cm" svg:height="2.753cm" svg:x="0.957cm" svg:y="0.225cm" presentation:class="title" presentation:user-transformed="true">
          <draw:text-box>
            <text:p text:style-name="P7"><text:span text:style-name="T3">Spring’s HttpInvoker</text:span></text:p>
          </draw:text-box>
        </draw:frame>
        <draw:frame presentation:style-name="pr5" draw:text-style-name="P15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 lightweight HTTP-based remoting protocol</text:span></text:p>
              </text:list-item>
            </text:list>
            <text:list text:style-name="L4">
              <text:list-item>
                <text:list>
                  <text:list-item>
                    <text:p text:id="id26" text:style-name="P9"><text:span text:style-name="T3">Method invocation is converted to an HTTP POS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8" text:style-name="P9"><text:span text:style-name="T3">Method result is returned as an HTTP respon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0" text:style-name="P9"><text:span text:style-name="T3">Method parameters and return values are marshalled with standard Java serialization</text:span></text:p>
                  </text:list-item>
                </text:list>
              </text:list-item>
            </text:list>
          </draw:text-box>
        </draw:frame>
        <draw:g draw:name="Group 40" draw:id="id27">
          <draw:custom-shape draw:name="Text Box 5" draw:style-name="gr63" draw:text-style-name="P17" draw:layer="layout" svg:width="7.408cm" svg:height="0.994cm" svg:x="9.102cm" svg:y="12.065cm">
            <text:p text:style-name="P16"><text:span text:style-name="T13"><text:s text:c="5"/></text:span><text:span text:style-name="T13">HTTP POST request</text:span></text:p>
            <draw:enhanced-geometry svg:viewBox="0 0 21600 21600" draw:type="mso-spt202" draw:enhanced-path="M 0 0 L 21600 0 21600 21600 0 21600 0 0 Z N"/>
          </draw:custom-shape>
          <draw:line draw:name="Line 6" draw:style-name="gr4" draw:text-style-name="P18" draw:layer="layout" svg:x1="8.273cm" svg:y1="12.912cm" svg:x2="17.44cm" svg:y2="12.916cm">
            <text:p text:style-name="P6"/>
          </draw:line>
        </draw:g>
        <draw:g draw:name="Group 37">
          <draw:g draw:name="Group 10">
            <draw:custom-shape draw:name="Rectangle 11" draw:style-name="gr9" draw:text-style-name="P5" draw:layer="layout" svg:width="5.08cm" svg:height="2.328cm" svg:x="17.357cm" svg:y="12.277cm">
              <text:p text:style-name="P6"/>
              <draw:enhanced-geometry svg:viewBox="0 0 21600 21600" draw:type="rectangle" draw:enhanced-path="M 0 0 L 21600 0 21600 21600 0 21600 0 0 Z N"/>
            </draw:custom-shape>
            <draw:custom-shape draw:name="Rectangle 12" draw:style-name="gr64" draw:text-style-name="P20" draw:layer="layout" svg:width="5.08cm" svg:height="1.727cm" svg:x="17.357cm" svg:y="12.488cm">
              <text:p text:style-name="P19"><text:span text:style-name="T10">HttpInvoker</text:span></text:p>
              <text:p text:style-name="P19"><text:span text:style-name="T10">ServiceExporter</text:span></text:p>
              <draw:enhanced-geometry svg:viewBox="0 0 21600 21600" draw:type="rectangle" draw:enhanced-path="M 0 0 L 21600 0 21600 21600 0 21600 0 0 Z N"/>
            </draw:custom-shape>
          </draw:g>
          <draw:custom-shape draw:name="AutoShape 15" draw:style-name="gr5" draw:text-style-name="P5" draw:layer="layout" svg:width="6.138cm" svg:height="4.445cm" svg:x="16.722cm" svg:y="10.795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6" draw:style-name="gr65" draw:text-style-name="P20" draw:layer="layout" svg:width="5.926cm" svg:height="0.994cm" svg:x="16.934cm" svg:y="11.047cm">
            <text:p text:style-name="P19"><text:span text:style-name="T13">Server Process</text:span></text:p>
            <draw:enhanced-geometry svg:viewBox="0 0 21600 21600" draw:type="rectangle" draw:enhanced-path="M 0 0 L 21600 0 21600 21600 0 21600 0 0 Z N"/>
          </draw:custom-shape>
        </draw:g>
        <draw:g draw:name="Group 38">
          <draw:g draw:name="Group 22">
            <draw:custom-shape draw:name="Rectangle 23" draw:style-name="gr9" draw:text-style-name="P5" draw:layer="layout" svg:width="4.022cm" svg:height="2.329cm" svg:x="4.233cm" svg:y="12.065cm">
              <text:p text:style-name="P6"/>
              <draw:enhanced-geometry svg:viewBox="0 0 21600 21600" draw:type="rectangle" draw:enhanced-path="M 0 0 L 21600 0 21600 21600 0 21600 0 0 Z N"/>
            </draw:custom-shape>
            <draw:custom-shape draw:name="Rectangle 24" draw:style-name="gr66" draw:text-style-name="P20" draw:layer="layout" svg:width="4.022cm" svg:height="1.727cm" svg:x="4.233cm" svg:y="12.277cm">
              <text:p text:style-name="P19"><text:span text:style-name="T10">HttpInvoker</text:span></text:p>
              <text:p text:style-name="P19"><text:span text:style-name="T10">Proxy</text:span></text:p>
              <draw:enhanced-geometry svg:viewBox="0 0 21600 21600" draw:type="rectangle" draw:enhanced-path="M 0 0 L 21600 0 21600 21600 0 21600 0 0 Z N"/>
            </draw:custom-shape>
          </draw:g>
          <draw:custom-shape draw:name="AutoShape 25" draw:style-name="gr5" draw:text-style-name="P5" draw:layer="layout" svg:width="5.715cm" svg:height="4.445cm" svg:x="3.387cm" svg:y="10.795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26" draw:style-name="gr67" draw:text-style-name="P20" draw:layer="layout" svg:width="5.503cm" svg:height="0.994cm" svg:x="3.387cm" svg:y="11.047cm">
            <text:p text:style-name="P19"><text:span text:style-name="T13">Client Process</text:span></text:p>
            <draw:enhanced-geometry svg:viewBox="0 0 21600 21600" draw:type="rectangle" draw:enhanced-path="M 0 0 L 21600 0 21600 21600 0 21600 0 0 Z N"/>
          </draw:custom-shape>
        </draw:g>
        <draw:g draw:name="Group 47" draw:id="id29">
          <draw:line draw:name="Line 36" draw:style-name="gr27" draw:text-style-name="P18" draw:layer="layout" svg:x1="17.357cm" svg:y1="14.182cm" svg:x2="8.255cm" svg:y2="14.182cm">
            <text:p text:style-name="P6"/>
          </draw:line>
          <draw:custom-shape draw:name="Text Box 39" draw:style-name="gr68" draw:text-style-name="P17" draw:layer="layout" svg:width="5.927cm" svg:height="0.994cm" svg:x="9.948cm" svg:y="13.375cm">
            <text:p text:style-name="P16"><text:span text:style-name="T13"><text:s text:c="5"/></text:span><text:span text:style-name="T13">HTTP response</text:span></text:p>
            <draw:enhanced-geometry svg:viewBox="0 0 21600 21600" draw:type="mso-spt202" draw:enhanced-path="M 0 0 L 21600 0 21600 21600 0 21600 0 0 Z N"/>
          </draw:custom-shape>
        </draw:g>
        <draw:g draw:name="Group 46" draw:id="id31">
          <draw:custom-shape draw:name="Oval 42" draw:style-name="gr69" draw:text-style-name="P5" draw:layer="layout" svg:width="8.255cm" svg:height="3.81cm" svg:x="8.89cm" svg:y="11.642cm">
            <text:p text:style-name="P6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name="Rectangle 43" draw:style-name="gr70" draw:text-style-name="P20" draw:layer="layout" svg:width="6.561cm" svg:height="1.059cm" svg:x="9.737cm" svg:y="15.028cm">
            <text:p text:style-name="P19"><text:span text:style-name="T26">Java serializatio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24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ing the HttpInvoker Service Exporter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27">Configuring the HttpInvoker Service Exporter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id="id32" text:style-name="P8">Start with an existing POJO service</text:p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id="id34" text:style-name="P8">Define a bean to export it</text:p>
              </text:list-item>
            </text:list>
          </draw:text-box>
        </draw:frame>
        <draw:custom-shape draw:name="Text Box 4" draw:style-name="gr45" draw:text-style-name="P5" draw:id="id33" draw:layer="layout" svg:width="23.072cm" svg:height="2.7cm" svg:x="1.27cm" svg:y="6.138cm">
          <text:p text:style-name="P16"><text:span text:style-name="T21">&lt;bean </text:span><text:span text:style-name="T22">id</text:span><text:span text:style-name="T15">=</text:span><text:span text:style-name="T23">“transferService” </text:span><text:span text:style-name="T22">class</text:span><text:span text:style-name="T15">=</text:span><text:span text:style-name="T23">“foo.TransferServiceImpl”</text:span><text:span text:style-name="T21">&gt;</text:span></text:p>
          <text:p text:style-name="P16"><text:span text:style-name="T21"><text:s text:c="4"/></text:span><text:span text:style-name="T21">&lt;property </text:span><text:span text:style-name="T22">name</text:span><text:span text:style-name="T15">=</text:span><text:span text:style-name="T23">“accountRepository”</text:span><text:span text:style-name="T15"> </text:span><text:span text:style-name="T22">ref</text:span><text:span text:style-name="T15">=</text:span><text:span text:style-name="T23">“accountRepository”</text:span><text:span text:style-name="T21">/&gt;</text:span></text:p>
          <text:p text:style-name="P16"><text:span text:style-name="T21">&lt;/bean&gt;</text:span></text:p>
          <draw:enhanced-geometry svg:viewBox="0 0 21600 21600" draw:type="mso-spt202" draw:enhanced-path="M 0 0 L 21600 0 21600 21600 0 21600 0 0 Z N"/>
        </draw:custom-shape>
        <draw:custom-shape draw:name="Text Box 11" draw:style-name="gr45" draw:text-style-name="P5" draw:id="id35" draw:layer="layout" svg:width="23.072cm" svg:height="5.139cm" svg:x="1.27cm" svg:y="11.218cm">
          <text:p text:style-name="P16"><text:span text:style-name="T21">&lt;bean </text:span><text:span text:style-name="T15"><text:s/></text:span><text:span text:style-name="T22">name </text:span><text:span text:style-name="T15">=</text:span><text:span text:style-name="T23">“/transfer”</text:span></text:p>
          <text:p text:style-name="P16"><text:span text:style-name="T22"><text:s text:c="12"/></text:span><text:span text:style-name="T22">class</text:span><text:span text:style-name="T15">=</text:span><text:span text:style-name="T23">“org.springframework.remoting.httpinvoker.</text:span></text:p>
          <text:p text:style-name="P16"><text:span text:style-name="T23"><text:s text:c="23"/></text:span><text:span text:style-name="T23">HttpInvokerServiceExporter”</text:span><text:span text:style-name="T21">&gt;</text:span></text:p>
          <text:p text:style-name="P16"><text:span text:style-name="T21"><text:s text:c="4"/></text:span><text:span text:style-name="T21">&lt;property</text:span><text:span text:style-name="T15"> </text:span><text:span text:style-name="T22">name</text:span><text:span text:style-name="T15">=</text:span><text:span text:style-name="T23">“serviceInterface”</text:span><text:span text:style-name="T15"> </text:span><text:span text:style-name="T22">value</text:span><text:span text:style-name="T15">=</text:span><text:span text:style-name="T23">“foo.TransferService”</text:span><text:span text:style-name="T21">/&gt;</text:span></text:p>
          <text:p text:style-name="P16"><text:span text:style-name="T21"><text:s text:c="4"/></text:span><text:span text:style-name="T21">&lt;property</text:span><text:span text:style-name="T15"> </text:span><text:span text:style-name="T22">name</text:span><text:span text:style-name="T15">=</text:span><text:span text:style-name="T23">“service”</text:span><text:span text:style-name="T15"> </text:span><text:span text:style-name="T22">ref</text:span><text:span text:style-name="T15">=</text:span><text:span text:style-name="T23">“transferService”</text:span><text:span text:style-name="T21">/&gt;</text:span></text:p>
          <text:p text:style-name="P16"><text:span text:style-name="T21">&lt;/bean&gt;</text:span></text:p>
          <draw:enhanced-geometry svg:viewBox="0 0 21600 21600" draw:type="mso-spt202" draw:enhanced-path="M 0 0 L 21600 0 21600 21600 0 21600 0 0 Z N"/>
        </draw:custom-shape>
        <draw:g draw:name="Group 10" draw:id="id36">
          <draw:custom-shape draw:name="Text Box 6" draw:style-name="gr46" draw:text-style-name="P5" draw:layer="layout" svg:width="12.065cm" svg:height="1.074cm" svg:x="12.065cm" svg:y="11.086cm">
            <text:p text:style-name="P16"><text:span text:style-name="T14">endpoint for HTTP request handling</text:span></text:p>
            <draw:enhanced-geometry svg:viewBox="0 0 21600 21600" draw:type="mso-spt202" draw:enhanced-path="M 0 0 L 21600 0 21600 21600 0 21600 0 0 Z N"/>
          </draw:custom-shape>
          <draw:line draw:name="Line 7" draw:style-name="gr17" draw:text-style-name="P18" draw:layer="layout" svg:x1="12.065cm" svg:y1="11.721cm" svg:x2="9.525cm" svg:y2="11.721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25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ing the HttpInvoker Proxy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Configuring the HttpInvoker Proxy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id="id37" text:style-name="P8">Define a factory bean to generate the proxy</text:p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style-name="P21"/>
              </text:list-item>
            </text:list>
            <text:list text:style-name="L4">
              <text:list-item>
                <text:p text:id="id40" text:style-name="P8">Inject it into the client</text:p>
              </text:list-item>
            </text:list>
          </draw:text-box>
        </draw:frame>
        <draw:custom-shape draw:name="Text Box 4" draw:style-name="gr45" draw:text-style-name="P5" draw:id="id38" draw:layer="layout" svg:width="23.495cm" svg:height="5.139cm" svg:x="1.27cm" svg:y="6.138cm">
          <text:p text:style-name="P16"><text:span text:style-name="T21">&lt;bean</text:span><text:span text:style-name="T15"> </text:span><text:span text:style-name="T22">id</text:span><text:span text:style-name="T15">=</text:span><text:span text:style-name="T23">“transferService”</text:span></text:p>
          <text:p text:style-name="P16"><text:span text:style-name="T23"><text:s text:c="11"/></text:span><text:span text:style-name="T22">class</text:span><text:span text:style-name="T15">=</text:span><text:span text:style-name="T23">“org.springframework.remoting.httpinvoker.</text:span></text:p>
          <text:p text:style-name="P16"><text:span text:style-name="T23"><text:s text:c="22"/></text:span><text:span text:style-name="T23">HttpInvokerProxyFactoryBean”</text:span><text:span text:style-name="T21">&gt;</text:span></text:p>
          <text:p text:style-name="P16"><text:span text:style-name="T21"><text:s text:c="2"/></text:span><text:span text:style-name="T21">&lt;property</text:span><text:span text:style-name="T15"> </text:span><text:span text:style-name="T22">name</text:span><text:span text:style-name="T15">=</text:span><text:span text:style-name="T23">“serviceInterface”</text:span><text:span text:style-name="T15"> </text:span><text:span text:style-name="T22">value</text:span><text:span text:style-name="T15">=</text:span><text:span text:style-name="T23">“foo.TransferService”</text:span><text:span text:style-name="T21">/&gt;</text:span></text:p>
          <text:p text:style-name="P16"><text:span text:style-name="T21"><text:s text:c="2"/></text:span><text:span text:style-name="T21">&lt;property</text:span><text:span text:style-name="T15"> </text:span><text:span text:style-name="T22">name</text:span><text:span text:style-name="T15">=</text:span><text:span text:style-name="T23">“serviceUrl”</text:span><text:span text:style-name="T15"> </text:span><text:span text:style-name="T22">value</text:span><text:span text:style-name="T15">=</text:span><text:span text:style-name="T23">“http://foo:8080/services/transfer”</text:span><text:span text:style-name="T21">/&gt;</text:span></text:p>
          <text:p text:style-name="P16"><text:span text:style-name="T21">&lt;/bean&gt;</text:span></text:p>
          <draw:enhanced-geometry svg:viewBox="0 0 21600 21600" draw:type="mso-spt202" draw:enhanced-path="M 0 0 L 21600 0 21600 21600 0 21600 0 0 Z N"/>
        </draw:custom-shape>
        <draw:custom-shape draw:name="Text Box 11" draw:style-name="gr45" draw:text-style-name="P5" draw:id="id41" draw:layer="layout" svg:width="23.495cm" svg:height="2.7cm" svg:x="1.27cm" svg:y="13.335cm">
          <text:p text:style-name="P16"><text:span text:style-name="T21">&lt;bean </text:span><text:span text:style-name="T22">id</text:span><text:span text:style-name="T15">=</text:span><text:span text:style-name="T23">“tellerDesktopUI” </text:span><text:span text:style-name="T22">class</text:span><text:span text:style-name="T15">=</text:span><text:span text:style-name="T23">“foo.TellerDesktopUI”</text:span><text:span text:style-name="T21">&gt;</text:span></text:p>
          <text:p text:style-name="P16"><text:span text:style-name="T21"><text:s text:c="3"/></text:span><text:span text:style-name="T21">&lt;property </text:span><text:span text:style-name="T22">name</text:span><text:span text:style-name="T15">=</text:span><text:span text:style-name="T23">“transferService”</text:span><text:span text:style-name="T15"> </text:span><text:span text:style-name="T22">ref</text:span><text:span text:style-name="T15">=</text:span><text:span text:style-name="T23">“transferService”</text:span><text:span text:style-name="T21">/&gt;</text:span></text:p>
          <text:p text:style-name="P16"><text:span text:style-name="T21">&lt;/bean&gt;</text:span></text:p>
          <draw:enhanced-geometry svg:viewBox="0 0 21600 21600" draw:type="mso-spt202" draw:enhanced-path="M 0 0 L 21600 0 21600 21600 0 21600 0 0 Z N"/>
        </draw:custom-shape>
        <draw:g draw:name="Group 13" draw:id="id39">
          <draw:custom-shape draw:name="Text Box 6" draw:style-name="gr46" draw:text-style-name="P5" draw:layer="layout" svg:width="13.406cm" svg:height="0.994cm" svg:x="11.571cm" svg:y="11.218cm">
            <text:p text:style-name="P16"><text:span text:style-name="T13">HTTP POST requests will be sent to this URL</text:span></text:p>
            <draw:enhanced-geometry svg:viewBox="0 0 21600 21600" draw:type="mso-spt202" draw:enhanced-path="M 0 0 L 21600 0 21600 21600 0 21600 0 0 Z N"/>
          </draw:custom-shape>
          <draw:line draw:name="Line 12" draw:style-name="gr17" draw:text-style-name="P18" draw:layer="layout" svg:x1="19.05cm" svg:y1="11.218cm" svg:x2="19.05cm" svg:y2="10.372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26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Hessian and Burlap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Hessian and Burlap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Caucho created these two lightweight protocols for sending XML over HTTP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essian uses binary XML (more efficien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3">Implementations for many languag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urlap uses textual XML (human readable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he Object/XML serialization/deserialization relies on a proprietary mechanism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etter performance than Java serializ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Less predictable when working with complex 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7"/>
          <draw:frame presentation:style-name="pr6" draw:text-style-name="P6" draw:layer="layout" svg:width="14.904cm" svg:height="12.001cm" svg:x="2.708cm" svg:y="12.668cm" presentation:class="notes" presentation:placeholder="true">
            <draw:text-box/>
          </draw:frame>
          <draw:custom-shape draw:name="Slide Number Placeholder 3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Hessian and Burlap Configuration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Hessian and Burlap Configuration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ervice exporter configuration is identical to </text:span><text:span text:style-name="T8">HttpInvokerServiceExporter</text:span><text:span text:style-name="T3"> except class name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2">org.springframework.remoting.caucho.HessianServiceExport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7"><text:span text:style-name="T12">org.springframework.remoting.caucho.BurlapServiceExport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Proxy configuration is identical to </text:span><text:span text:style-name="T8">HttpInvokerProxyFactoryBean</text:span><text:span text:style-name="T3"> except class name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2">org.springframework.remoting.caucho.HessianProxyFactoryBea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7"><text:span text:style-name="T12">org.springframework.remoting.caucho.BurlapProxyFactoryB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8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hoosing a Remoting Protocol (1)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Choosing a Remoting Protocol (1)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pring on server and client?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ttpInvok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Java environment but no web server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RMI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Interop with other languages using HTTP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Hessian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Interop with other languages without HTTP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RMI-IIOP (CORB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9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2"><text:span text:style-name="T3">CORBA is generally accepted to be more inter-op between Java and .NET than SOAP</text:span></text:p>
            </draw:text-box>
          </draw:frame>
          <draw:custom-shape draw:name="Slide Number Placeholder 3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Choosing a Remoting Protocol (2)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Choosing a Remoting Protocol (2)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28"><text:span text:style-name="T28">Also consider the relationship between server and client</text:span></text:p>
              </text:list-item>
            </text:list>
            <text:list text:style-name="L4">
              <text:list-item>
                <text:p text:style-name="P28"><text:span text:style-name="T28">All of the protocols discussed here are based upon Remote Procedure Calls (RPC)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9">Clients need to know details of method invo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Name, parameters, and return valu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<text:span text:style-name="T29">When using Java serializ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Classes/interfaces must be available on cli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Versions must match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8"><text:span text:style-name="T28">If serving public clients beyond your control, Web Services are usually a better optio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9">Document-based messaging promotes loose coup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30" presentation:class="page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30">LAB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><text:span text:style-name="T3"/></text:p>
            <text:p text:style-name="P3"><text:span text:style-name="T3"/></text:p>
            <text:p text:style-name="P3"><text:span text:style-name="T3">Simplifying Distributed Applications with Spring Remoting</text:span>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14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1"/>
          <draw:frame presentation:style-name="pr3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draw:stroke-dash draw:name="Dash_20_2" draw:display-name="Dash 2" draw:style="rect" draw:dots2="1" draw:dots2-length="0.105cm" draw:distance="0.079cm"/>
    <draw:stroke-dash draw:name="Dash_20_3" draw:display-name="Dash 3" draw:style="round" draw:dots1="1" draw:dots1-length="0.026cm" draw:distance="0.026cm"/>
    <draw:stroke-dash draw:name="Dash_20_4" draw:display-name="Dash 4" draw:style="rect" draw:dots1="1" draw:dots1-length="0.035cm" draw:distance="0.035cm"/>
    <draw:stroke-dash draw:name="Dash_20_5" draw:display-name="Dash 5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swiss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Remoting - </text:span><text:span text:style-name="T1"><text:page-number>14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14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5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5cm" svg:y="0.633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14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5cm" svg:y="0.633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Module Name</dc:title>
    <meta:initial-creator>Mark Fisher</meta:initial-creator>
    <meta:creation-date>2006-09-22T09:51:11</meta:creation-date>
    <dc:date>2008-08-28T09:23:12</dc:date>
    <dc:language>en-US</dc:language>
    <meta:editing-cycles>102</meta:editing-cycles>
    <meta:editing-duration>PT13H55M57S</meta:editing-duration>
    <meta:user-defined meta:name="Info 1"/>
    <meta:user-defined meta:name="Info 2"/>
    <meta:user-defined meta:name="Info 3"/>
    <meta:user-defined meta:name="Info 4"/>
    <meta:document-statistic meta:object-count="368"/>
  </office:meta>
</office:document-meta>
</file>